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ce2"/>
        <table:table-column table:style-name="co1" table:default-cell-style-name="ce4"/>
        <table:table-column table:style-name="co1" table:default-cell-style-name="ce2"/>
        <table:table-row table:style-name="ro1">
          <table:table-cell table:style-name="ce1" office:value-type="string">
            <text:p><text:a xlink:href="http://stats.cricinfo.com/ci/engine/player/35320.html?class=1;orderby=batted_score;template=results;type=batting;view=innings">Runs</text:a></text:p>
          </table:table-cell>
          <table:table-cell table:style-name="ce1" office:value-type="string">
            <text:p><text:a xlink:href="http://stats.cricinfo.com/ci/engine/player/35320.html?class=1;orderby=minutes;template=results;type=batting;view=innings">Mins</text:a></text:p>
          </table:table-cell>
          <table:table-cell table:style-name="ce1" office:value-type="string">
            <text:p><text:a xlink:href="http://stats.cricinfo.com/ci/engine/player/35320.html?class=1;orderby=balls_faced;template=results;type=batting;view=innings">BF</text:a></text:p>
          </table:table-cell>
          <table:table-cell table:style-name="ce1" office:value-type="string">
            <text:p><text:a xlink:href="http://stats.cricinfo.com/ci/engine/player/35320.html?class=1;orderby=fours;template=results;type=batting;view=innings">4s</text:a></text:p>
          </table:table-cell>
          <table:table-cell table:style-name="ce1" office:value-type="string">
            <text:p><text:a xlink:href="http://stats.cricinfo.com/ci/engine/player/35320.html?class=1;orderby=sixes;template=results;type=batting;view=innings">6s</text:a></text:p>
          </table:table-cell>
          <table:table-cell table:style-name="ce1" office:value-type="string">
            <text:p><text:a xlink:href="http://stats.cricinfo.com/ci/engine/player/35320.html?class=1;orderby=batting_strike_rate;template=results;type=batting;view=innings">SR</text:a></text:p>
          </table:table-cell>
          <table:table-cell table:style-name="ce1" office:value-type="string">
            <text:p><text:a xlink:href="http://stats.cricinfo.com/ci/engine/player/35320.html?class=1;orderby=batting_position;template=results;type=batting;view=innings">Pos</text:a></text:p>
          </table:table-cell>
          <table:table-cell table:style-name="ce1" office:value-type="string">
            <text:p><text:a xlink:href="http://stats.cricinfo.com/ci/engine/player/35320.html?class=1;orderby=dismissal;template=results;type=batting;view=innings">Dismissal</text:a></text:p>
          </table:table-cell>
          <table:table-cell table:style-name="ce1" office:value-type="string">
            <text:p><text:a xlink:href="http://stats.cricinfo.com/ci/engine/player/35320.html?class=1;orderby=innings_number;template=results;type=batting;view=innings">Inns</text:a></text:p>
          </table:table-cell>
          <table:table-cell table:style-name="ce3" office:value-type="string">
            <text:p>Opposition</text:p>
          </table:table-cell>
          <table:table-cell table:style-name="ce3" office:value-type="string">
            <text:p>Ground</text:p>
            <draw:frame table:end-cell-address="Sheet1.L1" table:end-x="0.1004in" table:end-y="0.1039in" draw:z-index="0" draw:name="http://i.imgci.com/espncricinfo/blackArrowUp.gif" draw:style-name="gr1" draw:text-style-name="P1" svg:width="0.1039in" svg:height="0.1039in" svg:x="0.8854in" svg:y="0in">
              <draw:image xlink:href="http://i.imgci.com/espncricinfo/blackArrowUp.gif" xlink:type="simple" xlink:show="embed" xlink:actuate="onLoad">
                <text:p/>
              </draw:image>
            </draw:frame>
          </table:table-cell>
          <table:table-cell table:style-name="ce1" office:value-type="string">
            <text:p><text:a xlink:href="http://stats.cricinfo.com/ci/engine/player/35320.html?class=1;orderby=start;orderbyad=reverse;template=results;type=batting;view=innings">Start Date</text:a></text:p>
          </table:table-cell>
          <table:table-cell table:style-name="ce5" office:value-type="string">
            <text:p>Tes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2.5">
            <text:p>62.5</text:p>
          </table:table-cell>
          <table:table-cell office:value-type="float" office:value="6">
            <text:p>6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56.html">Karachi</text:a></text:p>
          </table:table-cell>
          <table:table-cell office:value-type="date" office:date-value="1989-11-15">
            <text:p>11/15/89</text:p>
          </table:table-cell>
          <table:table-cell office:value-type="string">
            <text:p><text:a xlink:href="http://stats.cricinfo.com/ci/engine/match/63513.html">Test # 1127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7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56.html">Karachi</text:a></text:p>
          </table:table-cell>
          <table:table-cell office:value-type="date" office:date-value="1989-11-15">
            <text:p>11/15/89</text:p>
          </table:table-cell>
          <table:table-cell office:value-type="string">
            <text:p><text:a xlink:href="http://stats.cricinfo.com/ci/engine/match/63513.html">Test # 1127</text:a>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4.3">
            <text:p>34.3</text:p>
          </table:table-cell>
          <table:table-cell office:value-type="float" office:value="6">
            <text:p>6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27.html">Faisalabad</text:a></text:p>
          </table:table-cell>
          <table:table-cell office:value-type="date" office:date-value="1989-11-23">
            <text:p>11/23/89</text:p>
          </table:table-cell>
          <table:table-cell office:value-type="string">
            <text:p><text:a xlink:href="http://stats.cricinfo.com/ci/engine/match/63514.html">Test # 1128</text:a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run ou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27.html">Faisalabad</text:a></text:p>
          </table:table-cell>
          <table:table-cell office:value-type="date" office:date-value="1989-11-23">
            <text:p>11/23/89</text:p>
          </table:table-cell>
          <table:table-cell office:value-type="string">
            <text:p><text:a xlink:href="http://stats.cricinfo.com/ci/engine/match/63514.html">Test # 1128</text:a>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4">
            <text:p>124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5.55">
            <text:p>45.55</text:p>
          </table:table-cell>
          <table:table-cell office:value-type="float" office:value="7">
            <text:p>7</text:p>
          </table:table-cell>
          <table:table-cell office:value-type="string">
            <text:p>bowled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67.html">Lahore</text:a></text:p>
          </table:table-cell>
          <table:table-cell office:value-type="date" office:date-value="1989-12-01">
            <text:p>12/01/89</text:p>
          </table:table-cell>
          <table:table-cell office:value-type="string">
            <text:p><text:a xlink:href="http://stats.cricinfo.com/ci/engine/match/63515.html">Test # 1130</text:a>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8.62">
            <text:p>68.62</text:p>
          </table:table-cell>
          <table:table-cell office:value-type="float" office:value="6">
            <text:p>6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9018.html">Sialkot</text:a></text:p>
          </table:table-cell>
          <table:table-cell office:value-type="date" office:date-value="1989-12-09">
            <text:p>12/09/89</text:p>
          </table:table-cell>
          <table:table-cell office:value-type="string">
            <text:p><text:a xlink:href="http://stats.cricinfo.com/ci/engine/match/63516.html">Test # 1132</text:a>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93">
            <text:p>193</text:p>
          </table:table-cell>
          <table:table-cell office:value-type="float" office:value="134">
            <text:p>13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.53">
            <text:p>42.53</text:p>
          </table:table-cell>
          <table:table-cell office:value-type="float" office:value="6">
            <text:p>6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9018.html">Sialkot</text:a></text:p>
          </table:table-cell>
          <table:table-cell office:value-type="date" office:date-value="1989-12-09">
            <text:p>12/09/89</text:p>
          </table:table-cell>
          <table:table-cell office:value-type="string">
            <text:p><text:a xlink:href="http://stats.cricinfo.com/ci/engine/match/63516.html">Test # 1132</text:a>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12.html">Christchurch</text:a></text:p>
          </table:table-cell>
          <table:table-cell office:value-type="date" office:date-value="1990-02-02">
            <text:p>02/02/90</text:p>
          </table:table-cell>
          <table:table-cell office:value-type="string">
            <text:p><text:a xlink:href="http://stats.cricinfo.com/ci/engine/match/63523.html">Test # 1136</text:a>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4.54">
            <text:p>54.54</text:p>
          </table:table-cell>
          <table:table-cell office:value-type="float" office:value="6">
            <text:p>6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12.html">Christchurch</text:a></text:p>
          </table:table-cell>
          <table:table-cell office:value-type="date" office:date-value="1990-02-02">
            <text:p>02/02/90</text:p>
          </table:table-cell>
          <table:table-cell office:value-type="string">
            <text:p><text:a xlink:href="http://stats.cricinfo.com/ci/engine/match/63523.html">Test # 1136</text:a>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24">
            <text:p>324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08">
            <text:p>33.08</text:p>
          </table:table-cell>
          <table:table-cell office:value-type="float" office:value="6">
            <text:p>6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57.html">Napier</text:a></text:p>
          </table:table-cell>
          <table:table-cell office:value-type="date" office:date-value="1990-02-09">
            <text:p>02/09/90</text:p>
          </table:table-cell>
          <table:table-cell office:value-type="string">
            <text:p><text:a xlink:href="http://stats.cricinfo.com/ci/engine/match/63524.html">Test # 1138</text:a>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.46">
            <text:p>38.46</text:p>
          </table:table-cell>
          <table:table-cell office:value-type="float" office:value="6">
            <text:p>6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792.html">Auckland</text:a></text:p>
          </table:table-cell>
          <table:table-cell office:value-type="date" office:date-value="1990-02-22">
            <text:p>02/22/90</text:p>
          </table:table-cell>
          <table:table-cell office:value-type="string">
            <text:p><text:a xlink:href="http://stats.cricinfo.com/ci/engine/match/63525.html">Test # 1139</text:a></text:p>
          </table:table-cell>
        </table:table-row>
        <table:table-row table:style-name="ro2">
          <table:table-cell office:value-type="string">
            <text:p>DNB</text:p>
          </table:table-cell>
          <table:table-cell table:number-columns-repeated="7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792.html">Auckland</text:a></text:p>
          </table:table-cell>
          <table:table-cell office:value-type="date" office:date-value="1990-02-22">
            <text:p>02/22/90</text:p>
          </table:table-cell>
          <table:table-cell office:value-type="string">
            <text:p><text:a xlink:href="http://stats.cricinfo.com/ci/engine/match/63525.html">Test # 1139</text:a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.63">
            <text:p>52.63</text:p>
          </table:table-cell>
          <table:table-cell office:value-type="float" office:value="6">
            <text:p>6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29.html">Lord's</text:a></text:p>
          </table:table-cell>
          <table:table-cell office:value-type="date" office:date-value="1990-07-26">
            <text:p>07/26/90</text:p>
          </table:table-cell>
          <table:table-cell office:value-type="string">
            <text:p><text:a xlink:href="http://stats.cricinfo.com/ci/engine/match/63534.html">Test # 1148</text:a>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1.53">
            <text:p>41.53</text:p>
          </table:table-cell>
          <table:table-cell office:value-type="float" office:value="6">
            <text:p>6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29.html">Lord's</text:a></text:p>
          </table:table-cell>
          <table:table-cell office:value-type="date" office:date-value="1990-07-26">
            <text:p>07/26/90</text:p>
          </table:table-cell>
          <table:table-cell office:value-type="string">
            <text:p><text:a xlink:href="http://stats.cricinfo.com/ci/engine/match/63534.html">Test # 1148</text:a>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16">
            <text:p>216</text:p>
          </table:table-cell>
          <table:table-cell office:value-type="float" office:value="136">
            <text:p>13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60.html">Manchester</text:a></text:p>
          </table:table-cell>
          <table:table-cell office:value-type="date" office:date-value="1990-08-09">
            <text:p>08/09/90</text:p>
          </table:table-cell>
          <table:table-cell office:value-type="string">
            <text:p><text:a xlink:href="http://stats.cricinfo.com/ci/engine/match/63535.html">Test # 1149</text:a></text:p>
          </table:table-cell>
        </table:table-row>
        <table:table-row table:style-name="ro1">
          <table:table-cell office:value-type="string">
            <text:p>119*</text:p>
          </table:table-cell>
          <table:table-cell office:value-type="float" office:value="225">
            <text:p>225</text:p>
          </table:table-cell>
          <table:table-cell office:value-type="float" office:value="189">
            <text:p>18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2.96">
            <text:p>62.96</text:p>
          </table:table-cell>
          <table:table-cell office:value-type="float" office:value="6">
            <text:p>6</text:p>
          </table:table-cell>
          <table:table-cell office:value-type="string">
            <text:p>not ou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60.html">Manchester</text:a></text:p>
          </table:table-cell>
          <table:table-cell office:value-type="date" office:date-value="1990-08-09">
            <text:p>08/09/90</text:p>
          </table:table-cell>
          <table:table-cell office:value-type="string">
            <text:p><text:a xlink:href="http://stats.cricinfo.com/ci/engine/match/63535.html">Test # 1149</text:a>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27.html">The Oval</text:a></text:p>
          </table:table-cell>
          <table:table-cell office:value-type="date" office:date-value="1990-08-23">
            <text:p>08/23/90</text:p>
          </table:table-cell>
          <table:table-cell office:value-type="string">
            <text:p><text:a xlink:href="http://stats.cricinfo.com/ci/engine/match/63536.html">Test # 1150</text:a>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7993.html">Chandigarh</text:a></text:p>
          </table:table-cell>
          <table:table-cell office:value-type="date" office:date-value="1990-11-23">
            <text:p>11/23/90</text:p>
          </table:table-cell>
          <table:table-cell office:value-type="string">
            <text:p><text:a xlink:href="http://stats.cricinfo.com/ci/engine/match/63548.html">Test # 1156</text:a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8.09">
            <text:p>38.09</text:p>
          </table:table-cell>
          <table:table-cell office:value-type="float" office:value="6">
            <text:p>6</text:p>
          </table:table-cell>
          <table:table-cell office:value-type="string">
            <text:p>bowled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336.html">Brisbane</text:a></text:p>
          </table:table-cell>
          <table:table-cell office:value-type="date" office:date-value="1991-11-29">
            <text:p>11/29/91</text:p>
          </table:table-cell>
          <table:table-cell office:value-type="string">
            <text:p><text:a xlink:href="http://stats.cricinfo.com/ci/engine/match/63563.html">Test # 1177</text:a>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336.html">Brisbane</text:a></text:p>
          </table:table-cell>
          <table:table-cell office:value-type="date" office:date-value="1991-11-29">
            <text:p>11/29/91</text:p>
          </table:table-cell>
          <table:table-cell office:value-type="string">
            <text:p><text:a xlink:href="http://stats.cricinfo.com/ci/engine/match/63563.html">Test # 1177</text:a>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65.21">
            <text:p>65.21</text:p>
          </table:table-cell>
          <table:table-cell office:value-type="float" office:value="7">
            <text:p>7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41.html">Melbourne</text:a></text:p>
          </table:table-cell>
          <table:table-cell office:value-type="date" office:date-value="1991-12-26">
            <text:p>12/26/91</text:p>
          </table:table-cell>
          <table:table-cell office:value-type="string">
            <text:p><text:a xlink:href="http://stats.cricinfo.com/ci/engine/match/63564.html">Test # 1180</text:a>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7.38">
            <text:p>37.38</text:p>
          </table:table-cell>
          <table:table-cell office:value-type="float" office:value="7">
            <text:p>7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41.html">Melbourne</text:a></text:p>
          </table:table-cell>
          <table:table-cell office:value-type="date" office:date-value="1991-12-26">
            <text:p>12/26/91</text:p>
          </table:table-cell>
          <table:table-cell office:value-type="string">
            <text:p><text:a xlink:href="http://stats.cricinfo.com/ci/engine/match/63564.html">Test # 1180</text:a></text:p>
          </table:table-cell>
        </table:table-row>
        <table:table-row table:style-name="ro1">
          <table:table-cell office:value-type="string">
            <text:p>148*</text:p>
          </table:table-cell>
          <table:table-cell office:value-type="float" office:value="298">
            <text:p>298</text:p>
          </table:table-cell>
          <table:table-cell office:value-type="float" office:value="213">
            <text:p>21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9.48">
            <text:p>69.48</text:p>
          </table:table-cell>
          <table:table-cell office:value-type="float" office:value="6">
            <text:p>6</text:p>
          </table:table-cell>
          <table:table-cell office:value-type="string">
            <text:p>not ou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544.html">Sydney</text:a></text:p>
          </table:table-cell>
          <table:table-cell office:value-type="date" office:date-value="1992-01-02">
            <text:p>01/02/92</text:p>
          </table:table-cell>
          <table:table-cell office:value-type="string">
            <text:p><text:a xlink:href="http://stats.cricinfo.com/ci/engine/match/63565.html">Test # 1181</text:a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string">
            <text:p>lbw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293.html">Adelaide</text:a></text:p>
          </table:table-cell>
          <table:table-cell office:value-type="date" office:date-value="1992-01-25">
            <text:p>01/25/92</text:p>
          </table:table-cell>
          <table:table-cell office:value-type="string">
            <text:p><text:a xlink:href="http://stats.cricinfo.com/ci/engine/match/63566.html">Test # 1184</text:a>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8.62">
            <text:p>58.62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293.html">Adelaide</text:a></text:p>
          </table:table-cell>
          <table:table-cell office:value-type="date" office:date-value="1992-01-25">
            <text:p>01/25/92</text:p>
          </table:table-cell>
          <table:table-cell office:value-type="string">
            <text:p><text:a xlink:href="http://stats.cricinfo.com/ci/engine/match/63566.html">Test # 1184</text:a>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28">
            <text:p>228</text:p>
          </table:table-cell>
          <table:table-cell office:value-type="float" office:value="161">
            <text:p>16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90.html">Perth</text:a></text:p>
          </table:table-cell>
          <table:table-cell office:value-type="date" office:date-value="1992-02-01">
            <text:p>02/01/92</text:p>
          </table:table-cell>
          <table:table-cell office:value-type="string">
            <text:p><text:a xlink:href="http://stats.cricinfo.com/ci/engine/match/63567.html">Test # 1186</text:a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.55">
            <text:p>55.55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90.html">Perth</text:a></text:p>
          </table:table-cell>
          <table:table-cell office:value-type="date" office:date-value="1992-02-01">
            <text:p>02/01/92</text:p>
          </table:table-cell>
          <table:table-cell office:value-type="string">
            <text:p><text:a xlink:href="http://stats.cricinfo.com/ci/engine/match/63567.html">Test # 1186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9545.html">Harare</text:a></text:p>
          </table:table-cell>
          <table:table-cell office:value-type="date" office:date-value="1992-10-18">
            <text:p>10/18/92</text:p>
          </table:table-cell>
          <table:table-cell office:value-type="string">
            <text:p><text:a xlink:href="http://stats.cricinfo.com/ci/engine/match/63583.html">Test # 1197</text:a>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.83">
            <text:p>45.83</text:p>
          </table:table-cell>
          <table:table-cell office:value-type="float" office:value="4">
            <text:p>4</text:p>
          </table:table-cell>
          <table:table-cell office:value-type="string">
            <text:p>run ou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89.html">Durban</text:a></text:p>
          </table:table-cell>
          <table:table-cell office:value-type="date" office:date-value="1992-11-13">
            <text:p>11/13/92</text:p>
          </table:table-cell>
          <table:table-cell office:value-type="string">
            <text:p><text:a xlink:href="http://stats.cricinfo.com/ci/engine/match/63586.html">Test # 1200</text:a>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73">
            <text:p>373</text:p>
          </table:table-cell>
          <table:table-cell office:value-type="float" office:value="270">
            <text:p>27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1.11">
            <text:p>41.11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120.html">Johannesburg</text:a></text:p>
          </table:table-cell>
          <table:table-cell office:value-type="date" office:date-value="1992-11-26">
            <text:p>11/26/92</text:p>
          </table:table-cell>
          <table:table-cell office:value-type="string">
            <text:p><text:a xlink:href="http://stats.cricinfo.com/ci/engine/match/63587.html">Test # 1201</text:a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120.html">Johannesburg</text:a></text:p>
          </table:table-cell>
          <table:table-cell office:value-type="date" office:date-value="1992-11-26">
            <text:p>11/26/92</text:p>
          </table:table-cell>
          <table:table-cell office:value-type="string">
            <text:p><text:a xlink:href="http://stats.cricinfo.com/ci/engine/match/63587.html">Test # 1201</text:a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.29">
            <text:p>35.29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159.html">Port Elizabeth</text:a></text:p>
          </table:table-cell>
          <table:table-cell office:value-type="date" office:date-value="1992-12-26">
            <text:p>12/26/92</text:p>
          </table:table-cell>
          <table:table-cell office:value-type="string">
            <text:p><text:a xlink:href="http://stats.cricinfo.com/ci/engine/match/63588.html">Test # 1206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159.html">Port Elizabeth</text:a></text:p>
          </table:table-cell>
          <table:table-cell office:value-type="date" office:date-value="1992-12-26">
            <text:p>12/26/92</text:p>
          </table:table-cell>
          <table:table-cell office:value-type="string">
            <text:p><text:a xlink:href="http://stats.cricinfo.com/ci/engine/match/63588.html">Test # 1206</text:a>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72">
            <text:p>272</text:p>
          </table:table-cell>
          <table:table-cell office:value-type="float" office:value="208">
            <text:p>2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5.09">
            <text:p>35.09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68.html">Cape Town</text:a></text:p>
          </table:table-cell>
          <table:table-cell office:value-type="date" office:date-value="1993-01-02">
            <text:p>01/02/93</text:p>
          </table:table-cell>
          <table:table-cell office:value-type="string">
            <text:p><text:a xlink:href="http://stats.cricinfo.com/ci/engine/match/63589.html">Test # 1209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7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68.html">Cape Town</text:a></text:p>
          </table:table-cell>
          <table:table-cell office:value-type="date" office:date-value="1993-01-02">
            <text:p>01/02/93</text:p>
          </table:table-cell>
          <table:table-cell office:value-type="string">
            <text:p><text:a xlink:href="http://stats.cricinfo.com/ci/engine/match/63589.html">Test # 1209</text:a>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8">
            <text:p>158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.37">
            <text:p>42.37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1993-01-29">
            <text:p>01/29/93</text:p>
          </table:table-cell>
          <table:table-cell office:value-type="string">
            <text:p><text:a xlink:href="http://stats.cricinfo.com/ci/engine/match/63598.html">Test # 1211</text:a></text:p>
          </table:table-cell>
        </table:table-row>
        <table:table-row table:style-name="ro1">
          <table:table-cell office:value-type="string">
            <text:p>9*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7.36">
            <text:p>47.36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1993-01-29">
            <text:p>01/29/93</text:p>
          </table:table-cell>
          <table:table-cell office:value-type="string">
            <text:p><text:a xlink:href="http://stats.cricinfo.com/ci/engine/match/63598.html">Test # 1211</text:a>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61">
            <text:p>361</text:p>
          </table:table-cell>
          <table:table-cell office:value-type="float" office:value="296">
            <text:p>29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5.74">
            <text:p>55.74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office:value-type="date" office:date-value="1993-02-11">
            <text:p>02/11/93</text:p>
          </table:table-cell>
          <table:table-cell office:value-type="string">
            <text:p><text:a xlink:href="http://stats.cricinfo.com/ci/engine/match/63599.html">Test # 1213</text:a>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85">
            <text:p>285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.61">
            <text:p>36.61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office:value-type="date" office:date-value="1993-02-19">
            <text:p>02/19/93</text:p>
          </table:table-cell>
          <table:table-cell office:value-type="string">
            <text:p><text:a xlink:href="http://stats.cricinfo.com/ci/engine/match/63600.html">Test # 1214</text:a>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4.38">
            <text:p>54.3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office:value-type="date" office:date-value="1993-03-13">
            <text:p>03/13/93</text:p>
          </table:table-cell>
          <table:table-cell office:value-type="string">
            <text:p><text:a xlink:href="http://stats.cricinfo.com/ci/engine/match/63604.html">Test # 1218</text:a></text:p>
          </table:table-cell>
        </table:table-row>
        <table:table-row table:style-name="ro1">
          <table:table-cell office:value-type="string">
            <text:p>TDNB</text:p>
          </table:table-cell>
          <table:table-cell table:number-columns-repeated="8" office:value-type="string">
            <text:p>-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29.html">Kandy</text:a></text:p>
          </table:table-cell>
          <table:table-cell office:value-type="date" office:date-value="1993-07-17">
            <text:p>07/17/93</text:p>
          </table:table-cell>
          <table:table-cell office:value-type="string">
            <text:p><text:a xlink:href="http://stats.cricinfo.com/ci/engine/match/63615.html">Test # 1226</text:a>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3.84">
            <text:p>53.84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8.html">Colombo (SSC)</text:a></text:p>
          </table:table-cell>
          <table:table-cell office:value-type="date" office:date-value="1993-07-27">
            <text:p>07/27/93</text:p>
          </table:table-cell>
          <table:table-cell office:value-type="string">
            <text:p><text:a xlink:href="http://stats.cricinfo.com/ci/engine/match/63616.html">Test # 1228</text:a></text:p>
          </table:table-cell>
        </table:table-row>
        <table:table-row table:style-name="ro1">
          <table:table-cell office:value-type="string">
            <text:p>104*</text:p>
          </table:table-cell>
          <table:table-cell office:value-type="float" office:value="217">
            <text:p>217</text:p>
          </table:table-cell>
          <table:table-cell office:value-type="float" office:value="161">
            <text:p>16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4.59">
            <text:p>64.59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8.html">Colombo (SSC)</text:a></text:p>
          </table:table-cell>
          <table:table-cell office:value-type="date" office:date-value="1993-07-27">
            <text:p>07/27/93</text:p>
          </table:table-cell>
          <table:table-cell office:value-type="string">
            <text:p><text:a xlink:href="http://stats.cricinfo.com/ci/engine/match/63616.html">Test # 1228</text:a>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2">
            <text:p>202</text:p>
          </table:table-cell>
          <table:table-cell office:value-type="float" office:value="152">
            <text:p>15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6.71">
            <text:p>46.71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3.html">Colombo (PSS)</text:a></text:p>
          </table:table-cell>
          <table:table-cell office:value-type="date" office:date-value="1993-08-04">
            <text:p>08/04/93</text:p>
          </table:table-cell>
          <table:table-cell office:value-type="string">
            <text:p><text:a xlink:href="http://stats.cricinfo.com/ci/engine/match/63617.html">Test # 1229</text:a>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60">
            <text:p>260</text:p>
          </table:table-cell>
          <table:table-cell office:value-type="float" office:value="224">
            <text:p>22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3.39">
            <text:p>63.39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8273.html">Lucknow</text:a></text:p>
          </table:table-cell>
          <table:table-cell office:value-type="date" office:date-value="1994-01-18">
            <text:p>01/18/94</text:p>
          </table:table-cell>
          <table:table-cell office:value-type="string">
            <text:p><text:a xlink:href="http://stats.cricinfo.com/ci/engine/match/63631.html">Test # 1244</text:a>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8.57">
            <text:p>68.57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office:value-type="date" office:date-value="1994-01-26">
            <text:p>01/26/94</text:p>
          </table:table-cell>
          <table:table-cell office:value-type="string">
            <text:p><text:a xlink:href="http://stats.cricinfo.com/ci/engine/match/63632.html">Test # 1245</text:a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.85">
            <text:p>42.85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office:value-type="date" office:date-value="1994-02-08">
            <text:p>02/08/94</text:p>
          </table:table-cell>
          <table:table-cell office:value-type="string">
            <text:p><text:a xlink:href="http://stats.cricinfo.com/ci/engine/match/63633.html">Test # 1247</text:a>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1.48">
            <text:p>91.4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31.html">Hamilton</text:a></text:p>
          </table:table-cell>
          <table:table-cell office:value-type="date" office:date-value="1994-03-19">
            <text:p>03/19/94</text:p>
          </table:table-cell>
          <table:table-cell office:value-type="string">
            <text:p><text:a xlink:href="http://stats.cricinfo.com/ci/engine/match/63645.html">Test # 1255</text:a></text:p>
          </table:table-cell>
        </table:table-row>
        <table:table-row table:style-name="ro2">
          <table:table-cell office:value-type="string">
            <text:p>11*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6.19">
            <text:p>26.19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31.html">Hamilton</text:a></text:p>
          </table:table-cell>
          <table:table-cell office:value-type="date" office:date-value="1994-03-19">
            <text:p>03/19/94</text:p>
          </table:table-cell>
          <table:table-cell office:value-type="string">
            <text:p><text:a xlink:href="http://stats.cricinfo.com/ci/engine/match/63645.html">Test # 1255</text:a>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9.06">
            <text:p>79.06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office:value-type="date" office:date-value="1994-11-18">
            <text:p>11/18/94</text:p>
          </table:table-cell>
          <table:table-cell office:value-type="string">
            <text:p><text:a xlink:href="http://stats.cricinfo.com/ci/engine/match/63660.html">Test # 1274</text:a>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8">
            <text:p>178</text:p>
          </table:table-cell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5.38">
            <text:p>65.38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office:value-type="date" office:date-value="1994-11-18">
            <text:p>11/18/94</text:p>
          </table:table-cell>
          <table:table-cell office:value-type="string">
            <text:p><text:a xlink:href="http://stats.cricinfo.com/ci/engine/match/63660.html">Test # 1274</text:a>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414">
            <text:p>414</text:p>
          </table:table-cell>
          <table:table-cell office:value-type="float" office:value="322">
            <text:p>32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5.59">
            <text:p>55.59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8344.html">Nagpur</text:a></text:p>
          </table:table-cell>
          <table:table-cell office:value-type="date" office:date-value="1994-12-01">
            <text:p>12/01/94</text:p>
          </table:table-cell>
          <table:table-cell office:value-type="string">
            <text:p><text:a xlink:href="http://stats.cricinfo.com/ci/engine/match/63661.html">Test # 1277</text:a>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0">
            <text:p>180</text:p>
          </table:table-cell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9.13">
            <text:p>39.1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8344.html">Nagpur</text:a></text:p>
          </table:table-cell>
          <table:table-cell office:value-type="date" office:date-value="1994-12-01">
            <text:p>12/01/94</text:p>
          </table:table-cell>
          <table:table-cell office:value-type="string">
            <text:p><text:a xlink:href="http://stats.cricinfo.com/ci/engine/match/63661.html">Test # 1277</text:a>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2.72">
            <text:p>72.72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1994-12-10">
            <text:p>12/10/94</text:p>
          </table:table-cell>
          <table:table-cell office:value-type="string">
            <text:p><text:a xlink:href="http://stats.cricinfo.com/ci/engine/match/63662.html">Test # 1278</text:a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1.66">
            <text:p>41.6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1994-12-10">
            <text:p>12/10/94</text:p>
          </table:table-cell>
          <table:table-cell office:value-type="string">
            <text:p><text:a xlink:href="http://stats.cricinfo.com/ci/engine/match/63662.html">Test # 1278</text:a>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office:value-type="date" office:date-value="1995-10-18">
            <text:p>10/18/95</text:p>
          </table:table-cell>
          <table:table-cell office:value-type="string">
            <text:p><text:a xlink:href="http://stats.cricinfo.com/ci/engine/match/63694.html">Test # 1308</text:a></text:p>
          </table:table-cell>
        </table:table-row>
        <table:table-row table:style-name="ro2">
          <table:table-cell office:value-type="string">
            <text:p>0*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office:value-type="date" office:date-value="1995-10-18">
            <text:p>10/18/95</text:p>
          </table:table-cell>
          <table:table-cell office:value-type="string">
            <text:p><text:a xlink:href="http://stats.cricinfo.com/ci/engine/match/63694.html">Test # 1308</text:a></text:p>
          </table:table-cell>
        </table:table-row>
        <table:table-row table:style-name="ro2">
          <table:table-cell office:value-type="string">
            <text:p>52*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9.09">
            <text:p>59.09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office:value-type="date" office:date-value="1995-10-25">
            <text:p>10/25/95</text:p>
          </table:table-cell>
          <table:table-cell office:value-type="string">
            <text:p><text:a xlink:href="http://stats.cricinfo.com/ci/engine/match/63695.html">Test # 1309</text:a>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027.html">Cuttack</text:a></text:p>
          </table:table-cell>
          <table:table-cell office:value-type="date" office:date-value="1995-11-08">
            <text:p>11/08/95</text:p>
          </table:table-cell>
          <table:table-cell office:value-type="string">
            <text:p><text:a xlink:href="http://stats.cricinfo.com/ci/engine/match/63696.html">Test # 1310</text:a>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8.53">
            <text:p>58.53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6788.html">Birmingham</text:a></text:p>
          </table:table-cell>
          <table:table-cell office:value-type="date" office:date-value="1996-06-06">
            <text:p>06/06/96</text:p>
          </table:table-cell>
          <table:table-cell office:value-type="string">
            <text:p><text:a xlink:href="http://stats.cricinfo.com/ci/engine/match/63713.html">Test # 1327</text:a>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3">
            <text:p>263</text:p>
          </table:table-cell>
          <table:table-cell office:value-type="float" office:value="177">
            <text:p>17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8.92">
            <text:p>68.92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6788.html">Birmingham</text:a></text:p>
          </table:table-cell>
          <table:table-cell office:value-type="date" office:date-value="1996-06-06">
            <text:p>06/06/96</text:p>
          </table:table-cell>
          <table:table-cell office:value-type="string">
            <text:p><text:a xlink:href="http://stats.cricinfo.com/ci/engine/match/63713.html">Test # 1327</text:a>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29.html">Lord's</text:a></text:p>
          </table:table-cell>
          <table:table-cell office:value-type="date" office:date-value="1996-06-20">
            <text:p>06/20/96</text:p>
          </table:table-cell>
          <table:table-cell office:value-type="string">
            <text:p><text:a xlink:href="http://stats.cricinfo.com/ci/engine/match/63714.html">Test # 1328</text:a>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462">
            <text:p>462</text:p>
          </table:table-cell>
          <table:table-cell office:value-type="float" office:value="360">
            <text:p>36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9.16">
            <text:p>49.1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219.html">Nottingham</text:a></text:p>
          </table:table-cell>
          <table:table-cell office:value-type="date" office:date-value="1996-07-04">
            <text:p>07/04/96</text:p>
          </table:table-cell>
          <table:table-cell office:value-type="string">
            <text:p><text:a xlink:href="http://stats.cricinfo.com/ci/engine/match/63715.html">Test # 1329</text:a>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6.28">
            <text:p>76.2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219.html">Nottingham</text:a></text:p>
          </table:table-cell>
          <table:table-cell office:value-type="date" office:date-value="1996-07-04">
            <text:p>07/04/96</text:p>
          </table:table-cell>
          <table:table-cell office:value-type="string">
            <text:p><text:a xlink:href="http://stats.cricinfo.com/ci/engine/match/63715.html">Test # 1329</text:a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0.9">
            <text:p>90.9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office:value-type="date" office:date-value="1996-10-10">
            <text:p>10/10/96</text:p>
          </table:table-cell>
          <table:table-cell office:value-type="string">
            <text:p><text:a xlink:href="http://stats.cricinfo.com/ci/engine/match/63721.html">Test # 1335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office:value-type="date" office:date-value="1996-10-10">
            <text:p>10/10/96</text:p>
          </table:table-cell>
          <table:table-cell office:value-type="string">
            <text:p><text:a xlink:href="http://stats.cricinfo.com/ci/engine/match/63721.html">Test # 1335</text:a>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5.62">
            <text:p>65.62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office:value-type="date" office:date-value="1996-11-20">
            <text:p>11/20/96</text:p>
          </table:table-cell>
          <table:table-cell office:value-type="string">
            <text:p><text:a xlink:href="http://stats.cricinfo.com/ci/engine/match/63724.html">Test # 1338</text:a>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21">
            <text:p>21.21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office:value-type="date" office:date-value="1996-11-20">
            <text:p>11/20/96</text:p>
          </table:table-cell>
          <table:table-cell office:value-type="string">
            <text:p><text:a xlink:href="http://stats.cricinfo.com/ci/engine/match/63724.html">Test # 1338</text:a>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.03">
            <text:p>29.03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1996-11-27">
            <text:p>11/27/96</text:p>
          </table:table-cell>
          <table:table-cell office:value-type="string">
            <text:p><text:a xlink:href="http://stats.cricinfo.com/ci/engine/match/63725.html">Test # 1341</text:a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1996-11-27">
            <text:p>11/27/96</text:p>
          </table:table-cell>
          <table:table-cell office:value-type="string">
            <text:p><text:a xlink:href="http://stats.cricinfo.com/ci/engine/match/63725.html">Test # 1341</text:a>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11">
            <text:p>211</text:p>
          </table:table-cell>
          <table:table-cell office:value-type="float" office:value="173">
            <text:p>1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5.26">
            <text:p>35.2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8204.html">Kanpur</text:a></text:p>
          </table:table-cell>
          <table:table-cell office:value-type="date" office:date-value="1996-12-08">
            <text:p>12/08/96</text:p>
          </table:table-cell>
          <table:table-cell office:value-type="string">
            <text:p><text:a xlink:href="http://stats.cricinfo.com/ci/engine/match/63726.html">Test # 1344</text:a>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9">
            <text:p>129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6.73">
            <text:p>36.73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8204.html">Kanpur</text:a></text:p>
          </table:table-cell>
          <table:table-cell office:value-type="date" office:date-value="1996-12-08">
            <text:p>12/08/96</text:p>
          </table:table-cell>
          <table:table-cell office:value-type="string">
            <text:p><text:a xlink:href="http://stats.cricinfo.com/ci/engine/match/63726.html">Test # 1344</text:a>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89.html">Durban</text:a></text:p>
          </table:table-cell>
          <table:table-cell office:value-type="date" office:date-value="1996-12-26">
            <text:p>12/26/96</text:p>
          </table:table-cell>
          <table:table-cell office:value-type="string">
            <text:p><text:a xlink:href="http://stats.cricinfo.com/ci/engine/match/63736.html">Test # 1347</text:a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89.html">Durban</text:a></text:p>
          </table:table-cell>
          <table:table-cell office:value-type="date" office:date-value="1996-12-26">
            <text:p>12/26/96</text:p>
          </table:table-cell>
          <table:table-cell office:value-type="string">
            <text:p><text:a xlink:href="http://stats.cricinfo.com/ci/engine/match/63736.html">Test # 1347</text:a>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29">
            <text:p>329</text:p>
          </table:table-cell>
          <table:table-cell office:value-type="float" office:value="254">
            <text:p>25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6.53">
            <text:p>66.53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68.html">Cape Town</text:a></text:p>
          </table:table-cell>
          <table:table-cell office:value-type="date" office:date-value="1997-01-02">
            <text:p>01/02/97</text:p>
          </table:table-cell>
          <table:table-cell office:value-type="string">
            <text:p><text:a xlink:href="http://stats.cricinfo.com/ci/engine/match/63737.html">Test # 1349</text:a>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.14">
            <text:p>32.14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68.html">Cape Town</text:a></text:p>
          </table:table-cell>
          <table:table-cell office:value-type="date" office:date-value="1997-01-02">
            <text:p>01/02/97</text:p>
          </table:table-cell>
          <table:table-cell office:value-type="string">
            <text:p><text:a xlink:href="http://stats.cricinfo.com/ci/engine/match/63737.html">Test # 1349</text:a>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3.63">
            <text:p>63.6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120.html">Johannesburg</text:a></text:p>
          </table:table-cell>
          <table:table-cell office:value-type="date" office:date-value="1997-01-16">
            <text:p>01/16/97</text:p>
          </table:table-cell>
          <table:table-cell office:value-type="string">
            <text:p><text:a xlink:href="http://stats.cricinfo.com/ci/engine/match/63738.html">Test # 1350</text:a>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1.81">
            <text:p>81.81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120.html">Johannesburg</text:a></text:p>
          </table:table-cell>
          <table:table-cell office:value-type="date" office:date-value="1997-01-16">
            <text:p>01/16/97</text:p>
          </table:table-cell>
          <table:table-cell office:value-type="string">
            <text:p><text:a xlink:href="http://stats.cricinfo.com/ci/engine/match/63738.html">Test # 1350</text:a>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33">
            <text:p>23.33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58.html">Kingston</text:a></text:p>
          </table:table-cell>
          <table:table-cell office:value-type="date" office:date-value="1997-03-06">
            <text:p>03/06/97</text:p>
          </table:table-cell>
          <table:table-cell office:value-type="string">
            <text:p><text:a xlink:href="http://stats.cricinfo.com/ci/engine/match/63745.html">Test # 1357</text:a></text:p>
          </table:table-cell>
        </table:table-row>
        <table:table-row table:style-name="ro1">
          <table:table-cell office:value-type="string">
            <text:p>15*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.66">
            <text:p>41.66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58.html">Kingston</text:a></text:p>
          </table:table-cell>
          <table:table-cell office:value-type="date" office:date-value="1997-03-06">
            <text:p>03/06/97</text:p>
          </table:table-cell>
          <table:table-cell office:value-type="string">
            <text:p><text:a xlink:href="http://stats.cricinfo.com/ci/engine/match/63745.html">Test # 1357</text:a>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06">
            <text:p>306</text:p>
          </table:table-cell>
          <table:table-cell office:value-type="float" office:value="233">
            <text:p>2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7.76">
            <text:p>37.76</text:p>
          </table:table-cell>
          <table:table-cell office:value-type="float" office:value="4">
            <text:p>4</text:p>
          </table:table-cell>
          <table:table-cell office:value-type="string">
            <text:p>run ou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75.html">Port of Spain</text:a></text:p>
          </table:table-cell>
          <table:table-cell office:value-type="date" office:date-value="1997-03-14">
            <text:p>03/14/97</text:p>
          </table:table-cell>
          <table:table-cell office:value-type="string">
            <text:p><text:a xlink:href="http://stats.cricinfo.com/ci/engine/match/63746.html">Test # 1361</text:a>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22">
            <text:p>222</text:p>
          </table:table-cell>
          <table:table-cell office:value-type="float" office:value="147">
            <text:p>14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2.58">
            <text:p>62.5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29.html">Bridgetown</text:a></text:p>
          </table:table-cell>
          <table:table-cell office:value-type="date" office:date-value="1997-03-27">
            <text:p>03/27/97</text:p>
          </table:table-cell>
          <table:table-cell office:value-type="string">
            <text:p><text:a xlink:href="http://stats.cricinfo.com/ci/engine/match/63747.html">Test # 1363</text:a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8.57">
            <text:p>28.57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29.html">Bridgetown</text:a></text:p>
          </table:table-cell>
          <table:table-cell office:value-type="date" office:date-value="1997-03-27">
            <text:p>03/27/97</text:p>
          </table:table-cell>
          <table:table-cell office:value-type="string">
            <text:p><text:a xlink:href="http://stats.cricinfo.com/ci/engine/match/63747.html">Test # 1363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7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95.html">St John's</text:a></text:p>
          </table:table-cell>
          <table:table-cell office:value-type="date" office:date-value="1997-04-04">
            <text:p>04/04/97</text:p>
          </table:table-cell>
          <table:table-cell office:value-type="string">
            <text:p><text:a xlink:href="http://stats.cricinfo.com/ci/engine/match/63748.html">Test # 1364</text:a>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31">
            <text:p>23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5.93">
            <text:p>35.9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47.html">Georgetown</text:a></text:p>
          </table:table-cell>
          <table:table-cell office:value-type="date" office:date-value="1997-04-17">
            <text:p>04/17/97</text:p>
          </table:table-cell>
          <table:table-cell office:value-type="string">
            <text:p><text:a xlink:href="http://stats.cricinfo.com/ci/engine/match/63749.html">Test # 1365</text:a>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92">
            <text:p>292</text:p>
          </table:table-cell>
          <table:table-cell office:value-type="float" office:value="247">
            <text:p>24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7.89">
            <text:p>57.89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6.html">Colombo (RPS)</text:a></text:p>
          </table:table-cell>
          <table:table-cell office:value-type="date" office:date-value="1997-08-02">
            <text:p>08/02/97</text:p>
          </table:table-cell>
          <table:table-cell office:value-type="string">
            <text:p><text:a xlink:href="http://stats.cricinfo.com/ci/engine/match/63762.html">Test # 1374</text:a>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97">
            <text:p>397</text:p>
          </table:table-cell>
          <table:table-cell office:value-type="float" office:value="266">
            <text:p>26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2.25">
            <text:p>52.25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8.html">Colombo (SSC)</text:a></text:p>
          </table:table-cell>
          <table:table-cell office:value-type="date" office:date-value="1997-08-09">
            <text:p>08/09/97</text:p>
          </table:table-cell>
          <table:table-cell office:value-type="string">
            <text:p><text:a xlink:href="http://stats.cricinfo.com/ci/engine/match/63763.html">Test # 1376</text:a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18">
            <text:p>18.1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8.html">Colombo (SSC)</text:a></text:p>
          </table:table-cell>
          <table:table-cell office:value-type="date" office:date-value="1997-08-09">
            <text:p>08/09/97</text:p>
          </table:table-cell>
          <table:table-cell office:value-type="string">
            <text:p><text:a xlink:href="http://stats.cricinfo.com/ci/engine/match/63763.html">Test # 1376</text:a>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9">
            <text:p>129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.73">
            <text:p>24.7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1997-11-19">
            <text:p>11/19/97</text:p>
          </table:table-cell>
          <table:table-cell office:value-type="string">
            <text:p><text:a xlink:href="http://stats.cricinfo.com/ci/engine/match/63775.html">Test # 1385</text:a>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8344.html">Nagpur</text:a></text:p>
          </table:table-cell>
          <table:table-cell office:value-type="date" office:date-value="1997-11-26">
            <text:p>11/26/97</text:p>
          </table:table-cell>
          <table:table-cell office:value-type="string">
            <text:p><text:a xlink:href="http://stats.cricinfo.com/ci/engine/match/63776.html">Test # 1387</text:a>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20">
            <text:p>320</text:p>
          </table:table-cell>
          <table:table-cell office:value-type="float" office:value="244">
            <text:p>24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0.65">
            <text:p>60.65</text:p>
          </table:table-cell>
          <table:table-cell office:value-type="float" office:value="5">
            <text:p>5</text:p>
          </table:table-cell>
          <table:table-cell office:value-type="string">
            <text:p>bowled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office:value-type="date" office:date-value="1997-12-03">
            <text:p>12/03/97</text:p>
          </table:table-cell>
          <table:table-cell office:value-type="string">
            <text:p><text:a xlink:href="http://stats.cricinfo.com/ci/engine/match/63777.html">Test # 1390</text:a>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.25">
            <text:p>81.25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office:value-type="date" office:date-value="1997-12-03">
            <text:p>12/03/97</text:p>
          </table:table-cell>
          <table:table-cell office:value-type="string">
            <text:p><text:a xlink:href="http://stats.cricinfo.com/ci/engine/match/63777.html">Test # 1390</text:a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office:value-type="date" office:date-value="1998-03-06">
            <text:p>03/06/98</text:p>
          </table:table-cell>
          <table:table-cell office:value-type="string">
            <text:p><text:a xlink:href="http://stats.cricinfo.com/ci/engine/match/63794.html">Test # 1405</text:a></text:p>
          </table:table-cell>
        </table:table-row>
        <table:table-row table:style-name="ro1">
          <table:table-cell office:value-type="string">
            <text:p>155*</text:p>
          </table:table-cell>
          <table:table-cell office:value-type="float" office:value="286">
            <text:p>286</text:p>
          </table:table-cell>
          <table:table-cell office:value-type="float" office:value="191">
            <text:p>19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1.15">
            <text:p>81.15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office:value-type="date" office:date-value="1998-03-06">
            <text:p>03/06/98</text:p>
          </table:table-cell>
          <table:table-cell office:value-type="string">
            <text:p><text:a xlink:href="http://stats.cricinfo.com/ci/engine/match/63794.html">Test # 1405</text:a>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9">
            <text:p>109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1.86">
            <text:p>91.8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1998-03-18">
            <text:p>03/18/98</text:p>
          </table:table-cell>
          <table:table-cell office:value-type="string">
            <text:p><text:a xlink:href="http://stats.cricinfo.com/ci/engine/match/63795.html">Test # 1409</text:a>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98">
            <text:p>298</text:p>
          </table:table-cell>
          <table:table-cell office:value-type="float" office:value="207">
            <text:p>20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5.5">
            <text:p>85.5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office:value-type="date" office:date-value="1998-03-25">
            <text:p>03/25/98</text:p>
          </table:table-cell>
          <table:table-cell office:value-type="string">
            <text:p><text:a xlink:href="http://stats.cricinfo.com/ci/engine/match/63796.html">Test # 1413</text:a>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8.43">
            <text:p>48.4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office:value-type="date" office:date-value="1998-03-25">
            <text:p>03/25/98</text:p>
          </table:table-cell>
          <table:table-cell office:value-type="string">
            <text:p><text:a xlink:href="http://stats.cricinfo.com/ci/engine/match/63796.html">Test # 1413</text:a>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9545.html">Harare</text:a></text:p>
          </table:table-cell>
          <table:table-cell office:value-type="date" office:date-value="1998-10-07">
            <text:p>10/07/98</text:p>
          </table:table-cell>
          <table:table-cell office:value-type="string">
            <text:p><text:a xlink:href="http://stats.cricinfo.com/ci/engine/match/63813.html">Test # 1425</text:a>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9545.html">Harare</text:a></text:p>
          </table:table-cell>
          <table:table-cell office:value-type="date" office:date-value="1998-10-07">
            <text:p>10/07/98</text:p>
          </table:table-cell>
          <table:table-cell office:value-type="string">
            <text:p><text:a xlink:href="http://stats.cricinfo.com/ci/engine/match/63813.html">Test # 1425</text:a>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5.27">
            <text:p>65.27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95.html">Wellington</text:a></text:p>
          </table:table-cell>
          <table:table-cell office:value-type="date" office:date-value="1998-12-26">
            <text:p>12/26/98</text:p>
          </table:table-cell>
          <table:table-cell office:value-type="string">
            <text:p><text:a xlink:href="http://stats.cricinfo.com/ci/engine/match/63826.html">Test # 1435</text:a>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200">
            <text:p>200</text:p>
          </table:table-cell>
          <table:table-cell office:value-type="float" office:value="151">
            <text:p>15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4.83">
            <text:p>74.83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95.html">Wellington</text:a></text:p>
          </table:table-cell>
          <table:table-cell office:value-type="date" office:date-value="1998-12-26">
            <text:p>12/26/98</text:p>
          </table:table-cell>
          <table:table-cell office:value-type="string">
            <text:p><text:a xlink:href="http://stats.cricinfo.com/ci/engine/match/63826.html">Test # 1435</text:a>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2.04">
            <text:p>72.04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31.html">Hamilton</text:a></text:p>
          </table:table-cell>
          <table:table-cell office:value-type="date" office:date-value="1999-01-02">
            <text:p>01/02/99</text:p>
          </table:table-cell>
          <table:table-cell office:value-type="string">
            <text:p><text:a xlink:href="http://stats.cricinfo.com/ci/engine/match/63827.html">Test # 1438</text:a></text:p>
          </table:table-cell>
        </table:table-row>
        <table:table-row table:style-name="ro2">
          <table:table-cell office:value-type="string">
            <text:p>DNB</text:p>
          </table:table-cell>
          <table:table-cell table:number-columns-repeated="7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31.html">Hamilton</text:a></text:p>
          </table:table-cell>
          <table:table-cell office:value-type="date" office:date-value="1999-01-02">
            <text:p>01/02/99</text:p>
          </table:table-cell>
          <table:table-cell office:value-type="string">
            <text:p><text:a xlink:href="http://stats.cricinfo.com/ci/engine/match/63827.html">Test # 1438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office:value-type="date" office:date-value="1999-01-28">
            <text:p>01/28/99</text:p>
          </table:table-cell>
          <table:table-cell office:value-type="string">
            <text:p><text:a xlink:href="http://stats.cricinfo.com/ci/engine/match/63828.html">Test # 1442</text:a>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05">
            <text:p>405</text:p>
          </table:table-cell>
          <table:table-cell office:value-type="float" office:value="273">
            <text:p>27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9.81">
            <text:p>49.81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office:value-type="date" office:date-value="1999-01-28">
            <text:p>01/28/99</text:p>
          </table:table-cell>
          <table:table-cell office:value-type="string">
            <text:p><text:a xlink:href="http://stats.cricinfo.com/ci/engine/match/63828.html">Test # 1442</text:a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.54">
            <text:p>54.54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office:value-type="date" office:date-value="1999-02-04">
            <text:p>02/04/99</text:p>
          </table:table-cell>
          <table:table-cell office:value-type="string">
            <text:p><text:a xlink:href="http://stats.cricinfo.com/ci/engine/match/63829.html">Test # 1443</text:a>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.61">
            <text:p>44.61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office:value-type="date" office:date-value="1999-02-04">
            <text:p>02/04/99</text:p>
          </table:table-cell>
          <table:table-cell office:value-type="string">
            <text:p><text:a xlink:href="http://stats.cricinfo.com/ci/engine/match/63829.html">Test # 1443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1999-02-16">
            <text:p>02/16/99</text:p>
          </table:table-cell>
          <table:table-cell office:value-type="string">
            <text:p><text:a xlink:href="http://stats.cricinfo.com/ci/engine/match/63830.html">Test # 1444</text:a>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.23">
            <text:p>69.23</text:p>
          </table:table-cell>
          <table:table-cell office:value-type="float" office:value="4">
            <text:p>4</text:p>
          </table:table-cell>
          <table:table-cell office:value-type="string">
            <text:p>run ou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1999-02-16">
            <text:p>02/16/99</text:p>
          </table:table-cell>
          <table:table-cell office:value-type="string">
            <text:p><text:a xlink:href="http://stats.cricinfo.com/ci/engine/match/63830.html">Test # 1444</text:a>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8.14">
            <text:p>98.14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8.html">Colombo (SSC)</text:a></text:p>
          </table:table-cell>
          <table:table-cell office:value-type="date" office:date-value="1999-02-24">
            <text:p>02/24/99</text:p>
          </table:table-cell>
          <table:table-cell office:value-type="string">
            <text:p><text:a xlink:href="http://stats.cricinfo.com/ci/engine/match/63831.html">Test # 1445</text:a></text:p>
          </table:table-cell>
        </table:table-row>
        <table:table-row table:style-name="ro1">
          <table:table-cell office:value-type="string">
            <text:p>124*</text:p>
          </table:table-cell>
          <table:table-cell office:value-type="float" office:value="308">
            <text:p>308</text:p>
          </table:table-cell>
          <table:table-cell office:value-type="float" office:value="235">
            <text:p>23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2.76">
            <text:p>52.76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8.html">Colombo (SSC)</text:a></text:p>
          </table:table-cell>
          <table:table-cell office:value-type="date" office:date-value="1999-02-24">
            <text:p>02/24/99</text:p>
          </table:table-cell>
          <table:table-cell office:value-type="string">
            <text:p><text:a xlink:href="http://stats.cricinfo.com/ci/engine/match/63831.html">Test # 1445</text:a>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2.94">
            <text:p>52.94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1999-10-10">
            <text:p>10/10/99</text:p>
          </table:table-cell>
          <table:table-cell office:value-type="string">
            <text:p><text:a xlink:href="http://stats.cricinfo.com/ci/engine/match/63848.html">Test # 1462</text:a></text:p>
          </table:table-cell>
        </table:table-row>
        <table:table-row table:style-name="ro2">
          <table:table-cell office:value-type="string">
            <text:p>126*</text:p>
          </table:table-cell>
          <table:table-cell office:value-type="float" office:value="397">
            <text:p>397</text:p>
          </table:table-cell>
          <table:table-cell office:value-type="float" office:value="248">
            <text:p>24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0.8">
            <text:p>50.8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1999-10-10">
            <text:p>10/10/99</text:p>
          </table:table-cell>
          <table:table-cell office:value-type="string">
            <text:p><text:a xlink:href="http://stats.cricinfo.com/ci/engine/match/63848.html">Test # 1462</text:a>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.77">
            <text:p>27.77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204.html">Kanpur</text:a></text:p>
          </table:table-cell>
          <table:table-cell office:value-type="date" office:date-value="1999-10-22">
            <text:p>10/22/99</text:p>
          </table:table-cell>
          <table:table-cell office:value-type="string">
            <text:p><text:a xlink:href="http://stats.cricinfo.com/ci/engine/match/63849.html">Test # 1464</text:a></text:p>
          </table:table-cell>
        </table:table-row>
        <table:table-row table:style-name="ro2">
          <table:table-cell office:value-type="string">
            <text:p>44*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2.82">
            <text:p>112.82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204.html">Kanpur</text:a></text:p>
          </table:table-cell>
          <table:table-cell office:value-type="date" office:date-value="1999-10-22">
            <text:p>10/22/99</text:p>
          </table:table-cell>
          <table:table-cell office:value-type="string">
            <text:p><text:a xlink:href="http://stats.cricinfo.com/ci/engine/match/63849.html">Test # 1464</text:a>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494">
            <text:p>494</text:p>
          </table:table-cell>
          <table:table-cell office:value-type="float" office:value="344">
            <text:p>34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63.08">
            <text:p>63.0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office:value-type="date" office:date-value="1999-10-29">
            <text:p>10/29/99</text:p>
          </table:table-cell>
          <table:table-cell office:value-type="string">
            <text:p><text:a xlink:href="http://stats.cricinfo.com/ci/engine/match/63850.html">Test # 1465</text:a>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string">
            <text:p>bowled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office:value-type="date" office:date-value="1999-10-29">
            <text:p>10/29/99</text:p>
          </table:table-cell>
          <table:table-cell office:value-type="string">
            <text:p><text:a xlink:href="http://stats.cricinfo.com/ci/engine/match/63850.html">Test # 1465</text:a>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1">
            <text:p>181</text:p>
          </table:table-cell>
          <table:table-cell office:value-type="float" office:value="133">
            <text:p>1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5.86">
            <text:p>45.86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293.html">Adelaide</text:a></text:p>
          </table:table-cell>
          <table:table-cell office:value-type="date" office:date-value="1999-12-10">
            <text:p>12/10/99</text:p>
          </table:table-cell>
          <table:table-cell office:value-type="string">
            <text:p><text:a xlink:href="http://stats.cricinfo.com/ci/engine/match/63865.html">Test # 1476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bw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293.html">Adelaide</text:a></text:p>
          </table:table-cell>
          <table:table-cell office:value-type="date" office:date-value="1999-12-10">
            <text:p>12/10/99</text:p>
          </table:table-cell>
          <table:table-cell office:value-type="string">
            <text:p><text:a xlink:href="http://stats.cricinfo.com/ci/engine/match/63865.html">Test # 1476</text:a>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83">
            <text:p>283</text:p>
          </table:table-cell>
          <table:table-cell office:value-type="float" office:value="191">
            <text:p>19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0.73">
            <text:p>60.7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41.html">Melbourne</text:a></text:p>
          </table:table-cell>
          <table:table-cell office:value-type="date" office:date-value="1999-12-26">
            <text:p>12/26/99</text:p>
          </table:table-cell>
          <table:table-cell office:value-type="string">
            <text:p><text:a xlink:href="http://stats.cricinfo.com/ci/engine/match/63866.html">Test # 1479</text:a>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2">
            <text:p>162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2.62">
            <text:p>42.62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41.html">Melbourne</text:a></text:p>
          </table:table-cell>
          <table:table-cell office:value-type="date" office:date-value="1999-12-26">
            <text:p>12/26/99</text:p>
          </table:table-cell>
          <table:table-cell office:value-type="string">
            <text:p><text:a xlink:href="http://stats.cricinfo.com/ci/engine/match/63866.html">Test # 1479</text:a>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4.9">
            <text:p>84.9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544.html">Sydney</text:a></text:p>
          </table:table-cell>
          <table:table-cell office:value-type="date" office:date-value="2000-01-02">
            <text:p>01/02/00</text:p>
          </table:table-cell>
          <table:table-cell office:value-type="string">
            <text:p><text:a xlink:href="http://stats.cricinfo.com/ci/engine/match/63867.html">Test # 1481</text:a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544.html">Sydney</text:a></text:p>
          </table:table-cell>
          <table:table-cell office:value-type="date" office:date-value="2000-01-02">
            <text:p>01/02/00</text:p>
          </table:table-cell>
          <table:table-cell office:value-type="string">
            <text:p><text:a xlink:href="http://stats.cricinfo.com/ci/engine/match/63867.html">Test # 1481</text:a>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08">
            <text:p>208</text:p>
          </table:table-cell>
          <table:table-cell office:value-type="float" office:value="163">
            <text:p>16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9.5">
            <text:p>59.5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office:value-type="date" office:date-value="2000-02-24">
            <text:p>02/24/00</text:p>
          </table:table-cell>
          <table:table-cell office:value-type="string">
            <text:p><text:a xlink:href="http://stats.cricinfo.com/ci/engine/match/63870.html">Test # 1484</text:a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2.72">
            <text:p>72.72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office:value-type="date" office:date-value="2000-02-24">
            <text:p>02/24/00</text:p>
          </table:table-cell>
          <table:table-cell office:value-type="string">
            <text:p><text:a xlink:href="http://stats.cricinfo.com/ci/engine/match/63870.html">Test # 1484</text:a>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0">
            <text:p>120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.63">
            <text:p>27.6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office:value-type="date" office:date-value="2000-03-02">
            <text:p>03/02/00</text:p>
          </table:table-cell>
          <table:table-cell office:value-type="string">
            <text:p><text:a xlink:href="http://stats.cricinfo.com/ci/engine/match/63871.html">Test # 1486</text:a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7.73">
            <text:p>37.7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office:value-type="date" office:date-value="2000-03-02">
            <text:p>03/02/00</text:p>
          </table:table-cell>
          <table:table-cell office:value-type="string">
            <text:p><text:a xlink:href="http://stats.cricinfo.com/ci/engine/match/63871.html">Test # 1486</text:a>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.9">
            <text:p>43.9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56661.html">Dhaka</text:a></text:p>
          </table:table-cell>
          <table:table-cell office:value-type="date" office:date-value="2000-11-10">
            <text:p>11/10/00</text:p>
          </table:table-cell>
          <table:table-cell office:value-type="string">
            <text:p><text:a xlink:href="http://stats.cricinfo.com/ci/engine/match/63898.html">Test # 1512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7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56661.html">Dhaka</text:a></text:p>
          </table:table-cell>
          <table:table-cell office:value-type="date" office:date-value="2000-11-10">
            <text:p>11/10/00</text:p>
          </table:table-cell>
          <table:table-cell office:value-type="string">
            <text:p><text:a xlink:href="http://stats.cricinfo.com/ci/engine/match/63898.html">Test # 1512</text:a>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83">
            <text:p>283</text:p>
          </table:table-cell>
          <table:table-cell office:value-type="float" office:value="233">
            <text:p>23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2.36">
            <text:p>52.3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office:value-type="date" office:date-value="2000-11-18">
            <text:p>11/18/00</text:p>
          </table:table-cell>
          <table:table-cell office:value-type="string">
            <text:p><text:a xlink:href="http://stats.cricinfo.com/ci/engine/match/63905.html">Test # 1515</text:a>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office:value-type="date" office:date-value="2000-11-18">
            <text:p>11/18/00</text:p>
          </table:table-cell>
          <table:table-cell office:value-type="string">
            <text:p><text:a xlink:href="http://stats.cricinfo.com/ci/engine/match/63905.html">Test # 1515</text:a></text:p>
          </table:table-cell>
        </table:table-row>
        <table:table-row table:style-name="ro1">
          <table:table-cell office:value-type="string">
            <text:p>201*</text:p>
          </table:table-cell>
          <table:table-cell office:value-type="float" office:value="392">
            <text:p>392</text:p>
          </table:table-cell>
          <table:table-cell office:value-type="float" office:value="281">
            <text:p>28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1.53">
            <text:p>71.53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8344.html">Nagpur</text:a></text:p>
          </table:table-cell>
          <table:table-cell office:value-type="date" office:date-value="2000-11-25">
            <text:p>11/25/00</text:p>
          </table:table-cell>
          <table:table-cell office:value-type="string">
            <text:p><text:a xlink:href="http://stats.cricinfo.com/ci/engine/match/63906.html">Test # 1517</text:a>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38">
            <text:p>138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6.66">
            <text:p>66.6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office:value-type="date" office:date-value="2001-02-27">
            <text:p>02/27/01</text:p>
          </table:table-cell>
          <table:table-cell office:value-type="string">
            <text:p><text:a xlink:href="http://stats.cricinfo.com/ci/engine/match/63919.html">Test # 1531</text:a>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53">
            <text:p>153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0.74">
            <text:p>60.74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office:value-type="date" office:date-value="2001-02-27">
            <text:p>02/27/01</text:p>
          </table:table-cell>
          <table:table-cell office:value-type="string">
            <text:p><text:a xlink:href="http://stats.cricinfo.com/ci/engine/match/63919.html">Test # 1531</text:a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5.55">
            <text:p>55.55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2001-03-11">
            <text:p>03/11/01</text:p>
          </table:table-cell>
          <table:table-cell office:value-type="string">
            <text:p><text:a xlink:href="http://stats.cricinfo.com/ci/engine/match/63920.html">Test # 1535</text:a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3.47">
            <text:p>43.47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2001-03-11">
            <text:p>03/11/01</text:p>
          </table:table-cell>
          <table:table-cell office:value-type="string">
            <text:p><text:a xlink:href="http://stats.cricinfo.com/ci/engine/match/63920.html">Test # 1535</text:a>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46">
            <text:p>346</text:p>
          </table:table-cell>
          <table:table-cell office:value-type="float" office:value="230">
            <text:p>2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4.78">
            <text:p>54.7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office:value-type="date" office:date-value="2001-03-18">
            <text:p>03/18/01</text:p>
          </table:table-cell>
          <table:table-cell office:value-type="string">
            <text:p><text:a xlink:href="http://stats.cricinfo.com/ci/engine/match/63921.html">Test # 1539</text:a>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office:value-type="date" office:date-value="2001-03-18">
            <text:p>03/18/01</text:p>
          </table:table-cell>
          <table:table-cell office:value-type="string">
            <text:p><text:a xlink:href="http://stats.cricinfo.com/ci/engine/match/63921.html">Test # 1539</text:a>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9">
            <text:p>179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7.81">
            <text:p>57.81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9537.html">Bulawayo</text:a></text:p>
          </table:table-cell>
          <table:table-cell office:value-type="date" office:date-value="2001-06-07">
            <text:p>06/07/01</text:p>
          </table:table-cell>
          <table:table-cell office:value-type="string">
            <text:p><text:a xlink:href="http://stats.cricinfo.com/ci/engine/match/63934.html">Test # 1548</text:a></text:p>
          </table:table-cell>
        </table:table-row>
        <table:table-row table:style-name="ro1">
          <table:table-cell office:value-type="string">
            <text:p>36*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3.46">
            <text:p>73.46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9537.html">Bulawayo</text:a></text:p>
          </table:table-cell>
          <table:table-cell office:value-type="date" office:date-value="2001-06-07">
            <text:p>06/07/01</text:p>
          </table:table-cell>
          <table:table-cell office:value-type="string">
            <text:p><text:a xlink:href="http://stats.cricinfo.com/ci/engine/match/63934.html">Test # 1548</text:a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3.47">
            <text:p>43.47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9545.html">Harare</text:a></text:p>
          </table:table-cell>
          <table:table-cell office:value-type="date" office:date-value="2001-06-15">
            <text:p>06/15/01</text:p>
          </table:table-cell>
          <table:table-cell office:value-type="string">
            <text:p><text:a xlink:href="http://stats.cricinfo.com/ci/engine/match/63935.html">Test # 1549</text:a>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85">
            <text:p>185</text:p>
          </table:table-cell>
          <table:table-cell office:value-type="float" office:value="135">
            <text:p>13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1.11">
            <text:p>51.11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9545.html">Harare</text:a></text:p>
          </table:table-cell>
          <table:table-cell office:value-type="date" office:date-value="2001-06-15">
            <text:p>06/15/01</text:p>
          </table:table-cell>
          <table:table-cell office:value-type="string">
            <text:p><text:a xlink:href="http://stats.cricinfo.com/ci/engine/match/63935.html">Test # 1549</text:a>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33">
            <text:p>233</text:p>
          </table:table-cell>
          <table:table-cell office:value-type="float" office:value="184">
            <text:p>18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84.23">
            <text:p>84.2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42.html">Bloemfontein</text:a></text:p>
          </table:table-cell>
          <table:table-cell office:value-type="date" office:date-value="2001-11-03">
            <text:p>11/03/01</text:p>
          </table:table-cell>
          <table:table-cell office:value-type="string">
            <text:p><text:a xlink:href="http://stats.cricinfo.com/ci/engine/match/63951.html">Test # 1564</text:a>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2.85">
            <text:p>42.85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42.html">Bloemfontein</text:a></text:p>
          </table:table-cell>
          <table:table-cell office:value-type="date" office:date-value="2001-11-03">
            <text:p>11/03/01</text:p>
          </table:table-cell>
          <table:table-cell office:value-type="string">
            <text:p><text:a xlink:href="http://stats.cricinfo.com/ci/engine/match/63951.html">Test # 1564</text:a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159.html">Port Elizabeth</text:a></text:p>
          </table:table-cell>
          <table:table-cell office:value-type="date" office:date-value="2001-11-16">
            <text:p>11/16/01</text:p>
          </table:table-cell>
          <table:table-cell office:value-type="string">
            <text:p><text:a xlink:href="http://stats.cricinfo.com/ci/engine/match/63952.html">Test # 1569</text:a></text:p>
          </table:table-cell>
        </table:table-row>
        <table:table-row table:style-name="ro1">
          <table:table-cell office:value-type="string">
            <text:p>22*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8.88">
            <text:p>48.88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159.html">Port Elizabeth</text:a></text:p>
          </table:table-cell>
          <table:table-cell office:value-type="date" office:date-value="2001-11-16">
            <text:p>11/16/01</text:p>
          </table:table-cell>
          <table:table-cell office:value-type="string">
            <text:p><text:a xlink:href="http://stats.cricinfo.com/ci/engine/match/63952.html">Test # 1569</text:a>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29">
            <text:p>229</text:p>
          </table:table-cell>
          <table:table-cell office:value-type="float" office:value="144">
            <text:p>14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1.11">
            <text:p>61.11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2001-12-03">
            <text:p>12/03/01</text:p>
          </table:table-cell>
          <table:table-cell office:value-type="string">
            <text:p><text:a xlink:href="http://stats.cricinfo.com/ci/engine/match/63961.html">Test # 1574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7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2001-12-03">
            <text:p>12/03/01</text:p>
          </table:table-cell>
          <table:table-cell office:value-type="string">
            <text:p><text:a xlink:href="http://stats.cricinfo.com/ci/engine/match/63961.html">Test # 1574</text:a>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54">
            <text:p>254</text:p>
          </table:table-cell>
          <table:table-cell office:value-type="float" office:value="197">
            <text:p>19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2.28">
            <text:p>52.2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office:value-type="date" office:date-value="2001-12-11">
            <text:p>12/11/01</text:p>
          </table:table-cell>
          <table:table-cell office:value-type="string">
            <text:p><text:a xlink:href="http://stats.cricinfo.com/ci/engine/match/63962.html">Test # 1575</text:a>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.09">
            <text:p>32.09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office:value-type="date" office:date-value="2001-12-11">
            <text:p>12/11/01</text:p>
          </table:table-cell>
          <table:table-cell office:value-type="string">
            <text:p><text:a xlink:href="http://stats.cricinfo.com/ci/engine/match/63962.html">Test # 1575</text:a>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63">
            <text:p>263</text:p>
          </table:table-cell>
          <table:table-cell office:value-type="float" office:value="198">
            <text:p>19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5.45">
            <text:p>45.45</text:p>
          </table:table-cell>
          <table:table-cell office:value-type="float" office:value="4">
            <text:p>4</text:p>
          </table:table-cell>
          <table:table-cell office:value-type="string">
            <text:p>stump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office:value-type="date" office:date-value="2001-12-19">
            <text:p>12/19/01</text:p>
          </table:table-cell>
          <table:table-cell office:value-type="string">
            <text:p><text:a xlink:href="http://stats.cricinfo.com/ci/engine/match/63963.html">Test # 1578</text:a>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40">
            <text:p>440</text:p>
          </table:table-cell>
          <table:table-cell office:value-type="float" office:value="316">
            <text:p>31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5.69">
            <text:p>55.69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8344.html">Nagpur</text:a></text:p>
          </table:table-cell>
          <table:table-cell office:value-type="date" office:date-value="2002-02-21">
            <text:p>02/21/02</text:p>
          </table:table-cell>
          <table:table-cell office:value-type="string">
            <text:p><text:a xlink:href="http://stats.cricinfo.com/ci/engine/match/63976.html">Test # 1589</text:a>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4">
            <text:p>124</text:p>
          </table:table-cell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.25">
            <text:p>30.25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office:value-type="date" office:date-value="2002-02-28">
            <text:p>02/28/02</text:p>
          </table:table-cell>
          <table:table-cell office:value-type="string">
            <text:p><text:a xlink:href="http://stats.cricinfo.com/ci/engine/match/63977.html">Test # 1591</text:a>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0.76">
            <text:p>80.76</text:p>
          </table:table-cell>
          <table:table-cell office:value-type="float" office:value="5">
            <text:p>5</text:p>
          </table:table-cell>
          <table:table-cell office:value-type="string">
            <text:p>lbw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9.html">Zimbabwe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office:value-type="date" office:date-value="2002-02-28">
            <text:p>02/28/02</text:p>
          </table:table-cell>
          <table:table-cell office:value-type="string">
            <text:p><text:a xlink:href="http://stats.cricinfo.com/ci/engine/match/63977.html">Test # 1591</text:a>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91">
            <text:p>191</text:p>
          </table:table-cell>
          <table:table-cell office:value-type="float" office:value="136">
            <text:p>13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8.08">
            <text:p>58.08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47.html">Georgetown</text:a></text:p>
          </table:table-cell>
          <table:table-cell office:value-type="date" office:date-value="2002-04-11">
            <text:p>04/11/02</text:p>
          </table:table-cell>
          <table:table-cell office:value-type="string">
            <text:p><text:a xlink:href="http://stats.cricinfo.com/ci/engine/match/63984.html">Test # 1598</text:a>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56">
            <text:p>356</text:p>
          </table:table-cell>
          <table:table-cell office:value-type="float" office:value="260">
            <text:p>2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75.html">Port of Spain</text:a></text:p>
          </table:table-cell>
          <table:table-cell office:value-type="date" office:date-value="2002-04-19">
            <text:p>04/19/02</text:p>
          </table:table-cell>
          <table:table-cell office:value-type="string">
            <text:p><text:a xlink:href="http://stats.cricinfo.com/ci/engine/match/63985.html">Test # 1599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75.html">Port of Spain</text:a></text:p>
          </table:table-cell>
          <table:table-cell office:value-type="date" office:date-value="2002-04-19">
            <text:p>04/19/02</text:p>
          </table:table-cell>
          <table:table-cell office:value-type="string">
            <text:p><text:a xlink:href="http://stats.cricinfo.com/ci/engine/match/63985.html">Test # 1599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29.html">Bridgetown</text:a></text:p>
          </table:table-cell>
          <table:table-cell office:value-type="date" office:date-value="2002-05-02">
            <text:p>05/02/02</text:p>
          </table:table-cell>
          <table:table-cell office:value-type="string">
            <text:p><text:a xlink:href="http://stats.cricinfo.com/ci/engine/match/63986.html">Test # 1601</text:a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.05">
            <text:p>47.05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29.html">Bridgetown</text:a></text:p>
          </table:table-cell>
          <table:table-cell office:value-type="date" office:date-value="2002-05-02">
            <text:p>05/02/02</text:p>
          </table:table-cell>
          <table:table-cell office:value-type="string">
            <text:p><text:a xlink:href="http://stats.cricinfo.com/ci/engine/match/63986.html">Test # 1601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95.html">St John's</text:a></text:p>
          </table:table-cell>
          <table:table-cell office:value-type="date" office:date-value="2002-05-10">
            <text:p>05/10/02</text:p>
          </table:table-cell>
          <table:table-cell office:value-type="string">
            <text:p><text:a xlink:href="http://stats.cricinfo.com/ci/engine/match/63987.html">Test # 1602</text:a>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5.07">
            <text:p>65.07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58.html">Kingston</text:a></text:p>
          </table:table-cell>
          <table:table-cell office:value-type="date" office:date-value="2002-05-18">
            <text:p>05/18/02</text:p>
          </table:table-cell>
          <table:table-cell office:value-type="string">
            <text:p><text:a xlink:href="http://stats.cricinfo.com/ci/engine/match/63988.html">Test # 1604</text:a>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62">
            <text:p>162</text:p>
          </table:table-cell>
          <table:table-cell office:value-type="float" office:value="139">
            <text:p>13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1.87">
            <text:p>61.87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9458.html">Kingston</text:a></text:p>
          </table:table-cell>
          <table:table-cell office:value-type="date" office:date-value="2002-05-18">
            <text:p>05/18/02</text:p>
          </table:table-cell>
          <table:table-cell office:value-type="string">
            <text:p><text:a xlink:href="http://stats.cricinfo.com/ci/engine/match/63988.html">Test # 1604</text:a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.22">
            <text:p>26.22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29.html">Lord's</text:a></text:p>
          </table:table-cell>
          <table:table-cell office:value-type="date" office:date-value="2002-07-25">
            <text:p>07/25/02</text:p>
          </table:table-cell>
          <table:table-cell office:value-type="string">
            <text:p><text:a xlink:href="http://stats.cricinfo.com/ci/engine/match/63997.html">Test # 1610</text:a>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.28">
            <text:p>34.28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29.html">Lord's</text:a></text:p>
          </table:table-cell>
          <table:table-cell office:value-type="date" office:date-value="2002-07-25">
            <text:p>07/25/02</text:p>
          </table:table-cell>
          <table:table-cell office:value-type="string">
            <text:p><text:a xlink:href="http://stats.cricinfo.com/ci/engine/match/63997.html">Test # 1610</text:a>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219.html">Nottingham</text:a></text:p>
          </table:table-cell>
          <table:table-cell office:value-type="date" office:date-value="2002-08-08">
            <text:p>08/08/02</text:p>
          </table:table-cell>
          <table:table-cell office:value-type="string">
            <text:p><text:a xlink:href="http://stats.cricinfo.com/ci/engine/match/63998.html">Test # 1612</text:a>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60">
            <text:p>160</text:p>
          </table:table-cell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1.41">
            <text:p>81.41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219.html">Nottingham</text:a></text:p>
          </table:table-cell>
          <table:table-cell office:value-type="date" office:date-value="2002-08-08">
            <text:p>08/08/02</text:p>
          </table:table-cell>
          <table:table-cell office:value-type="string">
            <text:p><text:a xlink:href="http://stats.cricinfo.com/ci/engine/match/63998.html">Test # 1612</text:a>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34">
            <text:p>434</text:p>
          </table:table-cell>
          <table:table-cell office:value-type="float" office:value="330">
            <text:p>33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8.48">
            <text:p>58.48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092.html">Leeds</text:a></text:p>
          </table:table-cell>
          <table:table-cell office:value-type="date" office:date-value="2002-08-22">
            <text:p>08/22/02</text:p>
          </table:table-cell>
          <table:table-cell office:value-type="string">
            <text:p><text:a xlink:href="http://stats.cricinfo.com/ci/engine/match/63999.html">Test # 1613</text:a>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4">
            <text:p>114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0.67">
            <text:p>60.67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27.html">The Oval</text:a></text:p>
          </table:table-cell>
          <table:table-cell office:value-type="date" office:date-value="2002-09-05">
            <text:p>09/05/02</text:p>
          </table:table-cell>
          <table:table-cell office:value-type="string">
            <text:p><text:a xlink:href="http://stats.cricinfo.com/ci/engine/match/64000.html">Test # 1614</text:a>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9.77">
            <text:p>39.77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office:value-type="date" office:date-value="2002-10-09">
            <text:p>10/09/02</text:p>
          </table:table-cell>
          <table:table-cell office:value-type="string">
            <text:p><text:a xlink:href="http://stats.cricinfo.com/ci/engine/match/64004.html">Test # 1616</text:a>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6">
            <text:p>156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8.05">
            <text:p>38.05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office:value-type="date" office:date-value="2002-10-17">
            <text:p>10/17/02</text:p>
          </table:table-cell>
          <table:table-cell office:value-type="string">
            <text:p><text:a xlink:href="http://stats.cricinfo.com/ci/engine/match/64005.html">Test # 1618</text:a></text:p>
          </table:table-cell>
        </table:table-row>
        <table:table-row table:style-name="ro1">
          <table:table-cell office:value-type="string">
            <text:p>16*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office:value-type="date" office:date-value="2002-10-17">
            <text:p>10/17/02</text:p>
          </table:table-cell>
          <table:table-cell office:value-type="string">
            <text:p><text:a xlink:href="http://stats.cricinfo.com/ci/engine/match/64005.html">Test # 1618</text:a>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2002-10-30">
            <text:p>10/30/02</text:p>
          </table:table-cell>
          <table:table-cell office:value-type="string">
            <text:p><text:a xlink:href="http://stats.cricinfo.com/ci/engine/match/64006.html">Test # 1622</text:a>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19">
            <text:p>419</text:p>
          </table:table-cell>
          <table:table-cell office:value-type="float" office:value="298">
            <text:p>29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9.06">
            <text:p>59.0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4.html">West Indies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2002-10-30">
            <text:p>10/30/02</text:p>
          </table:table-cell>
          <table:table-cell office:value-type="string">
            <text:p><text:a xlink:href="http://stats.cricinfo.com/ci/engine/match/64006.html">Test # 1622</text:a>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.76">
            <text:p>30.76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95.html">Wellington</text:a></text:p>
          </table:table-cell>
          <table:table-cell office:value-type="date" office:date-value="2002-12-12">
            <text:p>12/12/02</text:p>
          </table:table-cell>
          <table:table-cell office:value-type="string">
            <text:p><text:a xlink:href="http://stats.cricinfo.com/ci/engine/match/64020.html">Test # 1631</text:a>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20">
            <text:p>120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8.91">
            <text:p>68.91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95.html">Wellington</text:a></text:p>
          </table:table-cell>
          <table:table-cell office:value-type="date" office:date-value="2002-12-12">
            <text:p>12/12/02</text:p>
          </table:table-cell>
          <table:table-cell office:value-type="string">
            <text:p><text:a xlink:href="http://stats.cricinfo.com/ci/engine/match/64020.html">Test # 1631</text:a>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.03">
            <text:p>29.0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31.html">Hamilton</text:a></text:p>
          </table:table-cell>
          <table:table-cell office:value-type="date" office:date-value="2002-12-19">
            <text:p>12/19/02</text:p>
          </table:table-cell>
          <table:table-cell office:value-type="string">
            <text:p><text:a xlink:href="http://stats.cricinfo.com/ci/engine/match/64021.html">Test # 1633</text:a>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6.66">
            <text:p>66.66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31.html">Hamilton</text:a></text:p>
          </table:table-cell>
          <table:table-cell office:value-type="date" office:date-value="2002-12-19">
            <text:p>12/19/02</text:p>
          </table:table-cell>
          <table:table-cell office:value-type="string">
            <text:p><text:a xlink:href="http://stats.cricinfo.com/ci/engine/match/64021.html">Test # 1633</text:a>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05">
            <text:p>21.05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office:value-type="date" office:date-value="2003-10-08">
            <text:p>10/08/03</text:p>
          </table:table-cell>
          <table:table-cell office:value-type="string">
            <text:p><text:a xlink:href="http://stats.cricinfo.com/ci/engine/match/64046.html">Test # 1660</text:a>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6.66">
            <text:p>46.6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office:value-type="date" office:date-value="2003-10-08">
            <text:p>10/08/03</text:p>
          </table:table-cell>
          <table:table-cell office:value-type="string">
            <text:p><text:a xlink:href="http://stats.cricinfo.com/ci/engine/match/64046.html">Test # 1660</text:a>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38">
            <text:p>238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1.42">
            <text:p>31.42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2003-10-16">
            <text:p>10/16/03</text:p>
          </table:table-cell>
          <table:table-cell office:value-type="string">
            <text:p><text:a xlink:href="http://stats.cricinfo.com/ci/engine/match/64047.html">Test # 1662</text:a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2003-10-16">
            <text:p>10/16/03</text:p>
          </table:table-cell>
          <table:table-cell office:value-type="string">
            <text:p><text:a xlink:href="http://stats.cricinfo.com/ci/engine/match/64047.html">Test # 1662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336.html">Brisbane</text:a></text:p>
          </table:table-cell>
          <table:table-cell office:value-type="date" office:date-value="2003-12-04">
            <text:p>12/04/03</text:p>
          </table:table-cell>
          <table:table-cell office:value-type="string">
            <text:p><text:a xlink:href="http://stats.cricinfo.com/ci/engine/match/64059.html">Test # 1671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7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336.html">Brisbane</text:a></text:p>
          </table:table-cell>
          <table:table-cell office:value-type="date" office:date-value="2003-12-04">
            <text:p>12/04/03</text:p>
          </table:table-cell>
          <table:table-cell office:value-type="string">
            <text:p><text:a xlink:href="http://stats.cricinfo.com/ci/engine/match/64059.html">Test # 1671</text:a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6.66">
            <text:p>16.6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293.html">Adelaide</text:a></text:p>
          </table:table-cell>
          <table:table-cell office:value-type="date" office:date-value="2003-12-12">
            <text:p>12/12/03</text:p>
          </table:table-cell>
          <table:table-cell office:value-type="string">
            <text:p><text:a xlink:href="http://stats.cricinfo.com/ci/engine/match/64060.html">Test # 1673</text:a>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2.71">
            <text:p>62.71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293.html">Adelaide</text:a></text:p>
          </table:table-cell>
          <table:table-cell office:value-type="date" office:date-value="2003-12-12">
            <text:p>12/12/03</text:p>
          </table:table-cell>
          <table:table-cell office:value-type="string">
            <text:p><text:a xlink:href="http://stats.cricinfo.com/ci/engine/match/64060.html">Test # 1673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41.html">Melbourne</text:a></text:p>
          </table:table-cell>
          <table:table-cell office:value-type="date" office:date-value="2003-12-26">
            <text:p>12/26/03</text:p>
          </table:table-cell>
          <table:table-cell office:value-type="string">
            <text:p><text:a xlink:href="http://stats.cricinfo.com/ci/engine/match/64061.html">Test # 1678</text:a>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7">
            <text:p>107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5.69">
            <text:p>55.69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41.html">Melbourne</text:a></text:p>
          </table:table-cell>
          <table:table-cell office:value-type="date" office:date-value="2003-12-26">
            <text:p>12/26/03</text:p>
          </table:table-cell>
          <table:table-cell office:value-type="string">
            <text:p><text:a xlink:href="http://stats.cricinfo.com/ci/engine/match/64061.html">Test # 1678</text:a></text:p>
          </table:table-cell>
        </table:table-row>
        <table:table-row table:style-name="ro1">
          <table:table-cell office:value-type="string">
            <text:p>241*</text:p>
          </table:table-cell>
          <table:table-cell office:value-type="float" office:value="613">
            <text:p>613</text:p>
          </table:table-cell>
          <table:table-cell office:value-type="float" office:value="436">
            <text:p>43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5.27">
            <text:p>55.27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544.html">Sydney</text:a></text:p>
          </table:table-cell>
          <table:table-cell office:value-type="date" office:date-value="2004-01-02">
            <text:p>01/02/04</text:p>
          </table:table-cell>
          <table:table-cell office:value-type="string">
            <text:p><text:a xlink:href="http://stats.cricinfo.com/ci/engine/match/64062.html">Test # 1680</text:a></text:p>
          </table:table-cell>
        </table:table-row>
        <table:table-row table:style-name="ro1">
          <table:table-cell office:value-type="string">
            <text:p>60*</text:p>
          </table:table-cell>
          <table:table-cell office:value-type="float" office:value="108">
            <text:p>108</text:p>
          </table:table-cell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7.41">
            <text:p>67.41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544.html">Sydney</text:a></text:p>
          </table:table-cell>
          <table:table-cell office:value-type="date" office:date-value="2004-01-02">
            <text:p>01/02/04</text:p>
          </table:table-cell>
          <table:table-cell office:value-type="string">
            <text:p><text:a xlink:href="http://stats.cricinfo.com/ci/engine/match/64062.html">Test # 1680</text:a></text:p>
          </table:table-cell>
        </table:table-row>
        <table:table-row table:style-name="ro1">
          <table:table-cell office:value-type="string">
            <text:p>194*</text:p>
          </table:table-cell>
          <table:table-cell office:value-type="float" office:value="493">
            <text:p>493</text:p>
          </table:table-cell>
          <table:table-cell office:value-type="float" office:value="348">
            <text:p>34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5.74">
            <text:p>55.74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86.html">Multan</text:a></text:p>
          </table:table-cell>
          <table:table-cell office:value-type="date" office:date-value="2004-03-28">
            <text:p>03/28/04</text:p>
          </table:table-cell>
          <table:table-cell office:value-type="string">
            <text:p><text:a xlink:href="http://stats.cricinfo.com/ci/engine/match/64081.html">Test # 1693</text:a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67.html">Lahore</text:a></text:p>
          </table:table-cell>
          <table:table-cell office:value-type="date" office:date-value="2004-04-05">
            <text:p>04/05/04</text:p>
          </table:table-cell>
          <table:table-cell office:value-type="string">
            <text:p><text:a xlink:href="http://stats.cricinfo.com/ci/engine/match/64082.html">Test # 1695</text:a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.72">
            <text:p>72.72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67.html">Lahore</text:a></text:p>
          </table:table-cell>
          <table:table-cell office:value-type="date" office:date-value="2004-04-05">
            <text:p>04/05/04</text:p>
          </table:table-cell>
          <table:table-cell office:value-type="string">
            <text:p><text:a xlink:href="http://stats.cricinfo.com/ci/engine/match/64082.html">Test # 1695</text:a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9006.html">Rawalpindi</text:a></text:p>
          </table:table-cell>
          <table:table-cell office:value-type="date" office:date-value="2004-04-13">
            <text:p>04/13/04</text:p>
          </table:table-cell>
          <table:table-cell office:value-type="string">
            <text:p><text:a xlink:href="http://stats.cricinfo.com/ci/engine/match/64083.html">Test # 1697</text:a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2.22">
            <text:p>22.22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344.html">Nagpur</text:a></text:p>
          </table:table-cell>
          <table:table-cell office:value-type="date" office:date-value="2004-10-26">
            <text:p>10/26/04</text:p>
          </table:table-cell>
          <table:table-cell office:value-type="string">
            <text:p><text:a xlink:href="http://stats.cricinfo.com/ci/engine/match/64101.html">Test # 1718</text:a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.28">
            <text:p>14.2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344.html">Nagpur</text:a></text:p>
          </table:table-cell>
          <table:table-cell office:value-type="date" office:date-value="2004-10-26">
            <text:p>10/26/04</text:p>
          </table:table-cell>
          <table:table-cell office:value-type="string">
            <text:p><text:a xlink:href="http://stats.cricinfo.com/ci/engine/match/64101.html">Test # 1718</text:a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4.28">
            <text:p>14.2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office:value-type="date" office:date-value="2004-11-03">
            <text:p>11/03/04</text:p>
          </table:table-cell>
          <table:table-cell office:value-type="string">
            <text:p><text:a xlink:href="http://stats.cricinfo.com/ci/engine/match/64102.html">Test # 1720</text:a>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0">
            <text:p>120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6.26">
            <text:p>66.2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office:value-type="date" office:date-value="2004-11-03">
            <text:p>11/03/04</text:p>
          </table:table-cell>
          <table:table-cell office:value-type="string">
            <text:p><text:a xlink:href="http://stats.cricinfo.com/ci/engine/match/64102.html">Test # 1720</text:a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.66">
            <text:p>16.66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8204.html">Kanpur</text:a></text:p>
          </table:table-cell>
          <table:table-cell office:value-type="date" office:date-value="2004-11-20">
            <text:p>11/20/04</text:p>
          </table:table-cell>
          <table:table-cell office:value-type="string">
            <text:p><text:a xlink:href="http://stats.cricinfo.com/ci/engine/match/64109.html">Test # 1722</text:a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.03">
            <text:p>37.03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2004-11-28">
            <text:p>11/28/04</text:p>
          </table:table-cell>
          <table:table-cell office:value-type="string">
            <text:p><text:a xlink:href="http://stats.cricinfo.com/ci/engine/match/64110.html">Test # 1724</text:a></text:p>
          </table:table-cell>
        </table:table-row>
        <table:table-row table:style-name="ro1">
          <table:table-cell office:value-type="string">
            <text:p>32*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2004-11-28">
            <text:p>11/28/04</text:p>
          </table:table-cell>
          <table:table-cell office:value-type="string">
            <text:p><text:a xlink:href="http://stats.cricinfo.com/ci/engine/match/64110.html">Test # 1724</text:a></text:p>
          </table:table-cell>
        </table:table-row>
        <table:table-row table:style-name="ro1">
          <table:table-cell office:value-type="string">
            <text:p>248*</text:p>
          </table:table-cell>
          <table:table-cell office:value-type="float" office:value="552">
            <text:p>552</text:p>
          </table:table-cell>
          <table:table-cell office:value-type="float" office:value="379">
            <text:p>37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5.43">
            <text:p>65.43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56661.html">Dhaka</text:a></text:p>
          </table:table-cell>
          <table:table-cell office:value-type="date" office:date-value="2004-12-10">
            <text:p>12/10/04</text:p>
          </table:table-cell>
          <table:table-cell office:value-type="string">
            <text:p><text:a xlink:href="http://stats.cricinfo.com/ci/engine/match/64111.html">Test # 1725</text:a>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5.45">
            <text:p>65.45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56656.html">Chittagong</text:a></text:p>
          </table:table-cell>
          <table:table-cell office:value-type="date" office:date-value="2004-12-17">
            <text:p>12/17/04</text:p>
          </table:table-cell>
          <table:table-cell office:value-type="string">
            <text:p><text:a xlink:href="http://stats.cricinfo.com/ci/engine/match/64112.html">Test # 1727</text:a>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01">
            <text:p>301</text:p>
          </table:table-cell>
          <table:table-cell office:value-type="float" office:value="202">
            <text:p>20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6.53">
            <text:p>46.5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2005-03-08">
            <text:p>03/08/05</text:p>
          </table:table-cell>
          <table:table-cell office:value-type="string">
            <text:p><text:a xlink:href="http://stats.cricinfo.com/ci/engine/match/64125.html">Test # 1738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7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2005-03-08">
            <text:p>03/08/05</text:p>
          </table:table-cell>
          <table:table-cell office:value-type="string">
            <text:p><text:a xlink:href="http://stats.cricinfo.com/ci/engine/match/64125.html">Test # 1738</text:a>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47">
            <text:p>147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0.98">
            <text:p>50.9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2005-03-16">
            <text:p>03/16/05</text:p>
          </table:table-cell>
          <table:table-cell office:value-type="string">
            <text:p><text:a xlink:href="http://stats.cricinfo.com/ci/engine/match/64126.html">Test # 1741</text:a>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7">
            <text:p>117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7.14">
            <text:p>57.14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2005-03-16">
            <text:p>03/16/05</text:p>
          </table:table-cell>
          <table:table-cell office:value-type="string">
            <text:p><text:a xlink:href="http://stats.cricinfo.com/ci/engine/match/64126.html">Test # 1741</text:a>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7.74">
            <text:p>57.74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office:value-type="date" office:date-value="2005-03-24">
            <text:p>03/24/05</text:p>
          </table:table-cell>
          <table:table-cell office:value-type="string">
            <text:p><text:a xlink:href="http://stats.cricinfo.com/ci/engine/match/64127.html">Test # 1743</text:a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.32">
            <text:p>16.32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office:value-type="date" office:date-value="2005-03-24">
            <text:p>03/24/05</text:p>
          </table:table-cell>
          <table:table-cell office:value-type="string">
            <text:p><text:a xlink:href="http://stats.cricinfo.com/ci/engine/match/64127.html">Test # 1743</text:a>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7">
            <text:p>157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46">
            <text:p>17.46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office:value-type="date" office:date-value="2005-12-02">
            <text:p>12/02/05</text:p>
          </table:table-cell>
          <table:table-cell office:value-type="string">
            <text:p><text:a xlink:href="http://stats.cricinfo.com/ci/engine/match/226361.html">Test # 1775</text:a>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10">
            <text:p>310</text:p>
          </table:table-cell>
          <table:table-cell office:value-type="float" office:value="196">
            <text:p>19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5.61">
            <text:p>55.61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office:value-type="date" office:date-value="2005-12-10">
            <text:p>12/10/05</text:p>
          </table:table-cell>
          <table:table-cell office:value-type="string">
            <text:p><text:a xlink:href="http://stats.cricinfo.com/ci/engine/match/226362.html">Test # 1776</text:a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7.14">
            <text:p>57.14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office:value-type="date" office:date-value="2005-12-10">
            <text:p>12/10/05</text:p>
          </table:table-cell>
          <table:table-cell office:value-type="string">
            <text:p><text:a xlink:href="http://stats.cricinfo.com/ci/engine/match/226362.html">Test # 1776</text:a>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.84">
            <text:p>34.84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office:value-type="date" office:date-value="2005-12-18">
            <text:p>12/18/05</text:p>
          </table:table-cell>
          <table:table-cell office:value-type="string">
            <text:p><text:a xlink:href="http://stats.cricinfo.com/ci/engine/match/226363.html">Test # 1778</text:a>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5.51">
            <text:p>65.51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office:value-type="date" office:date-value="2005-12-18">
            <text:p>12/18/05</text:p>
          </table:table-cell>
          <table:table-cell office:value-type="string">
            <text:p><text:a xlink:href="http://stats.cricinfo.com/ci/engine/match/226363.html">Test # 1778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7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67.html">Lahore</text:a></text:p>
          </table:table-cell>
          <table:table-cell office:value-type="date" office:date-value="2006-01-13">
            <text:p>01/13/06</text:p>
          </table:table-cell>
          <table:table-cell office:value-type="string">
            <text:p><text:a xlink:href="http://stats.cricinfo.com/ci/engine/match/232615.html">Test # 1781</text:a>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2.42">
            <text:p>42.42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27.html">Faisalabad</text:a></text:p>
          </table:table-cell>
          <table:table-cell office:value-type="date" office:date-value="2006-01-21">
            <text:p>01/21/06</text:p>
          </table:table-cell>
          <table:table-cell office:value-type="string">
            <text:p><text:a xlink:href="http://stats.cricinfo.com/ci/engine/match/233797.html">Test # 1782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7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27.html">Faisalabad</text:a></text:p>
          </table:table-cell>
          <table:table-cell office:value-type="date" office:date-value="2006-01-21">
            <text:p>01/21/06</text:p>
          </table:table-cell>
          <table:table-cell office:value-type="string">
            <text:p><text:a xlink:href="http://stats.cricinfo.com/ci/engine/match/233797.html">Test # 1782</text:a>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9.31">
            <text:p>79.31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56.html">Karachi</text:a></text:p>
          </table:table-cell>
          <table:table-cell office:value-type="date" office:date-value="2006-01-29">
            <text:p>01/29/06</text:p>
          </table:table-cell>
          <table:table-cell office:value-type="string">
            <text:p><text:a xlink:href="http://stats.cricinfo.com/ci/engine/match/234783.html">Test # 1783</text:a>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5.31">
            <text:p>55.31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956.html">Karachi</text:a></text:p>
          </table:table-cell>
          <table:table-cell office:value-type="date" office:date-value="2006-01-29">
            <text:p>01/29/06</text:p>
          </table:table-cell>
          <table:table-cell office:value-type="string">
            <text:p><text:a xlink:href="http://stats.cricinfo.com/ci/engine/match/234783.html">Test # 1783</text:a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.55">
            <text:p>35.55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8344.html">Nagpur</text:a></text:p>
          </table:table-cell>
          <table:table-cell office:value-type="date" office:date-value="2006-03-01">
            <text:p>03/01/06</text:p>
          </table:table-cell>
          <table:table-cell office:value-type="string">
            <text:p><text:a xlink:href="http://stats.cricinfo.com/ci/engine/match/239025.html">Test # 1785</text:a></text:p>
          </table:table-cell>
        </table:table-row>
        <table:table-row table:style-name="ro1">
          <table:table-cell office:value-type="string">
            <text:p>28*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7.36">
            <text:p>147.36</text:p>
          </table:table-cell>
          <table:table-cell office:value-type="float" office:value="6">
            <text:p>6</text:p>
          </table:table-cell>
          <table:table-cell office:value-type="string">
            <text:p>not ou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8344.html">Nagpur</text:a></text:p>
          </table:table-cell>
          <table:table-cell office:value-type="date" office:date-value="2006-03-01">
            <text:p>03/01/06</text:p>
          </table:table-cell>
          <table:table-cell office:value-type="string">
            <text:p><text:a xlink:href="http://stats.cricinfo.com/ci/engine/match/239025.html">Test # 1785</text:a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6.66">
            <text:p>26.6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2006-03-09">
            <text:p>03/09/06</text:p>
          </table:table-cell>
          <table:table-cell office:value-type="string">
            <text:p><text:a xlink:href="http://stats.cricinfo.com/ci/engine/match/238186.html">Test # 1788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7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2006-03-09">
            <text:p>03/09/06</text:p>
          </table:table-cell>
          <table:table-cell office:value-type="string">
            <text:p><text:a xlink:href="http://stats.cricinfo.com/ci/engine/match/238186.html">Test # 1788</text:a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.76">
            <text:p>4.7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office:value-type="date" office:date-value="2006-03-18">
            <text:p>03/18/06</text:p>
          </table:table-cell>
          <table:table-cell office:value-type="string">
            <text:p><text:a xlink:href="http://stats.cricinfo.com/ci/engine/match/238187.html">Test # 1791</text:a>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9.64">
            <text:p>59.64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8324.html">Mumbai</text:a></text:p>
          </table:table-cell>
          <table:table-cell office:value-type="date" office:date-value="2006-03-18">
            <text:p>03/18/06</text:p>
          </table:table-cell>
          <table:table-cell office:value-type="string">
            <text:p><text:a xlink:href="http://stats.cricinfo.com/ci/engine/match/238187.html">Test # 1791</text:a>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3">
            <text:p>113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9.43">
            <text:p>49.4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120.html">Johannesburg</text:a></text:p>
          </table:table-cell>
          <table:table-cell office:value-type="date" office:date-value="2006-12-15">
            <text:p>12/15/06</text:p>
          </table:table-cell>
          <table:table-cell office:value-type="string">
            <text:p><text:a xlink:href="http://stats.cricinfo.com/ci/engine/match/249215.html">Test # 1823</text:a>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3.63">
            <text:p>63.63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120.html">Johannesburg</text:a></text:p>
          </table:table-cell>
          <table:table-cell office:value-type="date" office:date-value="2006-12-15">
            <text:p>12/15/06</text:p>
          </table:table-cell>
          <table:table-cell office:value-type="string">
            <text:p><text:a xlink:href="http://stats.cricinfo.com/ci/engine/match/249215.html">Test # 1823</text:a>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73">
            <text:p>173</text:p>
          </table:table-cell>
          <table:table-cell office:value-type="float" office:value="115">
            <text:p>11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4.78">
            <text:p>54.7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89.html">Durban</text:a></text:p>
          </table:table-cell>
          <table:table-cell office:value-type="date" office:date-value="2006-12-26">
            <text:p>12/26/06</text:p>
          </table:table-cell>
          <table:table-cell office:value-type="string">
            <text:p><text:a xlink:href="http://stats.cricinfo.com/ci/engine/match/249216.html">Test # 1825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89.html">Durban</text:a></text:p>
          </table:table-cell>
          <table:table-cell office:value-type="date" office:date-value="2006-12-26">
            <text:p>12/26/06</text:p>
          </table:table-cell>
          <table:table-cell office:value-type="string">
            <text:p><text:a xlink:href="http://stats.cricinfo.com/ci/engine/match/249216.html">Test # 1825</text:a>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7">
            <text:p>187</text:p>
          </table:table-cell>
          <table:table-cell office:value-type="float" office:value="130">
            <text:p>13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9.23">
            <text:p>49.2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68.html">Cape Town</text:a></text:p>
          </table:table-cell>
          <table:table-cell office:value-type="date" office:date-value="2007-01-02">
            <text:p>01/02/07</text:p>
          </table:table-cell>
          <table:table-cell office:value-type="string">
            <text:p><text:a xlink:href="http://stats.cricinfo.com/ci/engine/match/249217.html">Test # 1827</text:a>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58">
            <text:p>22.58</text:p>
          </table:table-cell>
          <table:table-cell office:value-type="float" office:value="5">
            <text:p>5</text:p>
          </table:table-cell>
          <table:table-cell office:value-type="string">
            <text:p>lbw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9068.html">Cape Town</text:a></text:p>
          </table:table-cell>
          <table:table-cell office:value-type="date" office:date-value="2007-01-02">
            <text:p>01/02/07</text:p>
          </table:table-cell>
          <table:table-cell office:value-type="string">
            <text:p><text:a xlink:href="http://stats.cricinfo.com/ci/engine/match/249217.html">Test # 1827</text:a>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74">
            <text:p>274</text:p>
          </table:table-cell>
          <table:table-cell office:value-type="float" office:value="169">
            <text:p>16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9.76">
            <text:p>59.7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56658.html">Chittagong</text:a></text:p>
          </table:table-cell>
          <table:table-cell office:value-type="date" office:date-value="2007-05-18">
            <text:p>05/18/07</text:p>
          </table:table-cell>
          <table:table-cell office:value-type="string">
            <text:p><text:a xlink:href="http://stats.cricinfo.com/ci/engine/match/282691.html">Test # 1832</text:a>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56658.html">Chittagong</text:a></text:p>
          </table:table-cell>
          <table:table-cell office:value-type="date" office:date-value="2007-05-18">
            <text:p>05/18/07</text:p>
          </table:table-cell>
          <table:table-cell office:value-type="string">
            <text:p><text:a xlink:href="http://stats.cricinfo.com/ci/engine/match/282691.html">Test # 1832</text:a></text:p>
          </table:table-cell>
        </table:table-row>
        <table:table-row table:style-name="ro1">
          <table:table-cell office:value-type="string">
            <text:p>122*</text:p>
          </table:table-cell>
          <table:table-cell office:value-type="float" office:value="354">
            <text:p>354</text:p>
          </table:table-cell>
          <table:table-cell office:value-type="float" office:value="226">
            <text:p>2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3.98">
            <text:p>53.98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236761.html">Dhaka</text:a></text:p>
          </table:table-cell>
          <table:table-cell office:value-type="date" office:date-value="2007-05-25">
            <text:p>05/25/07</text:p>
          </table:table-cell>
          <table:table-cell office:value-type="string">
            <text:p><text:a xlink:href="http://stats.cricinfo.com/ci/engine/match/282692.html">Test # 1833</text:a>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7.43">
            <text:p>47.43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29.html">Lord's</text:a></text:p>
          </table:table-cell>
          <table:table-cell office:value-type="date" office:date-value="2007-07-19">
            <text:p>07/19/07</text:p>
          </table:table-cell>
          <table:table-cell office:value-type="string">
            <text:p><text:a xlink:href="http://stats.cricinfo.com/ci/engine/match/258468.html">Test # 1840</text:a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.71">
            <text:p>45.71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29.html">Lord's</text:a></text:p>
          </table:table-cell>
          <table:table-cell office:value-type="date" office:date-value="2007-07-19">
            <text:p>07/19/07</text:p>
          </table:table-cell>
          <table:table-cell office:value-type="string">
            <text:p><text:a xlink:href="http://stats.cricinfo.com/ci/engine/match/258468.html">Test # 1840</text:a>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59">
            <text:p>259</text:p>
          </table:table-cell>
          <table:table-cell office:value-type="float" office:value="197">
            <text:p>19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6.19">
            <text:p>46.19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219.html">Nottingham</text:a></text:p>
          </table:table-cell>
          <table:table-cell office:value-type="date" office:date-value="2007-07-27">
            <text:p>07/27/07</text:p>
          </table:table-cell>
          <table:table-cell office:value-type="string">
            <text:p><text:a xlink:href="http://stats.cricinfo.com/ci/engine/match/258469.html">Test # 1841</text:a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6.66">
            <text:p>6.6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219.html">Nottingham</text:a></text:p>
          </table:table-cell>
          <table:table-cell office:value-type="date" office:date-value="2007-07-27">
            <text:p>07/27/07</text:p>
          </table:table-cell>
          <table:table-cell office:value-type="string">
            <text:p><text:a xlink:href="http://stats.cricinfo.com/ci/engine/match/258469.html">Test # 1841</text:a>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98">
            <text:p>298</text:p>
          </table:table-cell>
          <table:table-cell office:value-type="float" office:value="192">
            <text:p>19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2.7">
            <text:p>42.7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27.html">The Oval</text:a></text:p>
          </table:table-cell>
          <table:table-cell office:value-type="date" office:date-value="2007-08-09">
            <text:p>08/09/07</text:p>
          </table:table-cell>
          <table:table-cell office:value-type="string">
            <text:p><text:a xlink:href="http://stats.cricinfo.com/ci/engine/match/258470.html">Test # 1842</text:a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9.09">
            <text:p>9.09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127.html">The Oval</text:a></text:p>
          </table:table-cell>
          <table:table-cell office:value-type="date" office:date-value="2007-08-09">
            <text:p>08/09/07</text:p>
          </table:table-cell>
          <table:table-cell office:value-type="string">
            <text:p><text:a xlink:href="http://stats.cricinfo.com/ci/engine/match/258470.html">Test # 1842</text:a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run ou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office:value-type="date" office:date-value="2007-11-22">
            <text:p>11/22/07</text:p>
          </table:table-cell>
          <table:table-cell office:value-type="string">
            <text:p><text:a xlink:href="http://stats.cricinfo.com/ci/engine/match/297806.html">Test # 1849</text:a></text:p>
          </table:table-cell>
        </table:table-row>
        <table:table-row table:style-name="ro1">
          <table:table-cell office:value-type="string">
            <text:p>56*</text:p>
          </table:table-cell>
          <table:table-cell office:value-type="float" office:value="178">
            <text:p>178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0.9">
            <text:p>50.9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office:value-type="date" office:date-value="2007-11-22">
            <text:p>11/22/07</text:p>
          </table:table-cell>
          <table:table-cell office:value-type="string">
            <text:p><text:a xlink:href="http://stats.cricinfo.com/ci/engine/match/297806.html">Test # 1849</text:a>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46">
            <text:p>146</text:p>
          </table:table-cell>
          <table:table-cell office:value-type="float" office:value="109">
            <text:p>10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5.22">
            <text:p>75.22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2007-11-30">
            <text:p>11/30/07</text:p>
          </table:table-cell>
          <table:table-cell office:value-type="string">
            <text:p><text:a xlink:href="http://stats.cricinfo.com/ci/engine/match/297807.html">Test # 1850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7"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7.html">Pakistan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2007-11-30">
            <text:p>11/30/07</text:p>
          </table:table-cell>
          <table:table-cell office:value-type="string">
            <text:p><text:a xlink:href="http://stats.cricinfo.com/ci/engine/match/297807.html">Test # 1850</text:a>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13">
            <text:p>113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0.51">
            <text:p>80.51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41.html">Melbourne</text:a></text:p>
          </table:table-cell>
          <table:table-cell office:value-type="date" office:date-value="2007-12-26">
            <text:p>12/26/07</text:p>
          </table:table-cell>
          <table:table-cell office:value-type="string">
            <text:p><text:a xlink:href="http://stats.cricinfo.com/ci/engine/match/291351.html">Test # 1855</text:a>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.42">
            <text:p>71.42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41.html">Melbourne</text:a></text:p>
          </table:table-cell>
          <table:table-cell office:value-type="date" office:date-value="2007-12-26">
            <text:p>12/26/07</text:p>
          </table:table-cell>
          <table:table-cell office:value-type="string">
            <text:p><text:a xlink:href="http://stats.cricinfo.com/ci/engine/match/291351.html">Test # 1855</text:a></text:p>
          </table:table-cell>
        </table:table-row>
        <table:table-row table:style-name="ro1">
          <table:table-cell office:value-type="string">
            <text:p>154*</text:p>
          </table:table-cell>
          <table:table-cell office:value-type="float" office:value="429">
            <text:p>429</text:p>
          </table:table-cell>
          <table:table-cell office:value-type="float" office:value="243">
            <text:p>24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3.37">
            <text:p>63.37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544.html">Sydney</text:a></text:p>
          </table:table-cell>
          <table:table-cell office:value-type="date" office:date-value="2008-01-02">
            <text:p>01/02/08</text:p>
          </table:table-cell>
          <table:table-cell office:value-type="string">
            <text:p><text:a xlink:href="http://stats.cricinfo.com/ci/engine/match/291352.html">Test # 1857</text:a>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544.html">Sydney</text:a></text:p>
          </table:table-cell>
          <table:table-cell office:value-type="date" office:date-value="2008-01-02">
            <text:p>01/02/08</text:p>
          </table:table-cell>
          <table:table-cell office:value-type="string">
            <text:p><text:a xlink:href="http://stats.cricinfo.com/ci/engine/match/291352.html">Test # 1857</text:a>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5.46">
            <text:p>55.46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90.html">Perth</text:a></text:p>
          </table:table-cell>
          <table:table-cell office:value-type="date" office:date-value="2008-01-16">
            <text:p>01/16/08</text:p>
          </table:table-cell>
          <table:table-cell office:value-type="string">
            <text:p><text:a xlink:href="http://stats.cricinfo.com/ci/engine/match/291353.html">Test # 1862</text:a>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string">
            <text:p>lbw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490.html">Perth</text:a></text:p>
          </table:table-cell>
          <table:table-cell office:value-type="date" office:date-value="2008-01-16">
            <text:p>01/16/08</text:p>
          </table:table-cell>
          <table:table-cell office:value-type="string">
            <text:p><text:a xlink:href="http://stats.cricinfo.com/ci/engine/match/291353.html">Test # 1862</text:a>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42">
            <text:p>342</text:p>
          </table:table-cell>
          <table:table-cell office:value-type="float" office:value="205">
            <text:p>20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4.63">
            <text:p>74.6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293.html">Adelaide</text:a></text:p>
          </table:table-cell>
          <table:table-cell office:value-type="date" office:date-value="2008-01-24">
            <text:p>01/24/08</text:p>
          </table:table-cell>
          <table:table-cell office:value-type="string">
            <text:p><text:a xlink:href="http://stats.cricinfo.com/ci/engine/match/291354.html">Test # 1863</text:a>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.11">
            <text:p>36.11</text:p>
          </table:table-cell>
          <table:table-cell office:value-type="float" office:value="4">
            <text:p>4</text:p>
          </table:table-cell>
          <table:table-cell office:value-type="string">
            <text:p>run ou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6293.html">Adelaide</text:a></text:p>
          </table:table-cell>
          <table:table-cell office:value-type="date" office:date-value="2008-01-24">
            <text:p>01/24/08</text:p>
          </table:table-cell>
          <table:table-cell office:value-type="string">
            <text:p><text:a xlink:href="http://stats.cricinfo.com/ci/engine/match/291354.html">Test # 1863</text:a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office:value-type="date" office:date-value="2008-03-26">
            <text:p>03/26/08</text:p>
          </table:table-cell>
          <table:table-cell office:value-type="string">
            <text:p><text:a xlink:href="http://stats.cricinfo.com/ci/engine/match/332911.html">Test # 1870</text:a>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8.69">
            <text:p>58.69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8.html">Colombo (SSC)</text:a></text:p>
          </table:table-cell>
          <table:table-cell office:value-type="date" office:date-value="2008-07-23">
            <text:p>07/23/08</text:p>
          </table:table-cell>
          <table:table-cell office:value-type="string">
            <text:p><text:a xlink:href="http://stats.cricinfo.com/ci/engine/match/343729.html">Test # 1882</text:a>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8.html">Colombo (SSC)</text:a></text:p>
          </table:table-cell>
          <table:table-cell office:value-type="date" office:date-value="2008-07-23">
            <text:p>07/23/08</text:p>
          </table:table-cell>
          <table:table-cell office:value-type="string">
            <text:p><text:a xlink:href="http://stats.cricinfo.com/ci/engine/match/343729.html">Test # 1882</text:a>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6.66">
            <text:p>166.66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25.html">Galle</text:a></text:p>
          </table:table-cell>
          <table:table-cell office:value-type="date" office:date-value="2008-07-31">
            <text:p>07/31/08</text:p>
          </table:table-cell>
          <table:table-cell office:value-type="string">
            <text:p><text:a xlink:href="http://stats.cricinfo.com/ci/engine/match/343730.html">Test # 1884</text:a>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3.8">
            <text:p>73.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25.html">Galle</text:a></text:p>
          </table:table-cell>
          <table:table-cell office:value-type="date" office:date-value="2008-07-31">
            <text:p>07/31/08</text:p>
          </table:table-cell>
          <table:table-cell office:value-type="string">
            <text:p><text:a xlink:href="http://stats.cricinfo.com/ci/engine/match/343730.html">Test # 1884</text:a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3.html">Colombo (PSS)</text:a></text:p>
          </table:table-cell>
          <table:table-cell office:value-type="date" office:date-value="2008-08-08">
            <text:p>08/08/08</text:p>
          </table:table-cell>
          <table:table-cell office:value-type="string">
            <text:p><text:a xlink:href="http://stats.cricinfo.com/ci/engine/match/343731.html">Test # 1886</text:a>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.63">
            <text:p>63.63</text:p>
          </table:table-cell>
          <table:table-cell office:value-type="float" office:value="6">
            <text:p>6</text:p>
          </table:table-cell>
          <table:table-cell office:value-type="string">
            <text:p>lbw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3.html">Colombo (PSS)</text:a></text:p>
          </table:table-cell>
          <table:table-cell office:value-type="date" office:date-value="2008-08-08">
            <text:p>08/08/08</text:p>
          </table:table-cell>
          <table:table-cell office:value-type="string">
            <text:p><text:a xlink:href="http://stats.cricinfo.com/ci/engine/match/343731.html">Test # 1886</text:a>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2.22">
            <text:p>72.22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office:value-type="date" office:date-value="2008-10-09">
            <text:p>10/09/08</text:p>
          </table:table-cell>
          <table:table-cell office:value-type="string">
            <text:p><text:a xlink:href="http://stats.cricinfo.com/ci/engine/match/345669.html">Test # 1887</text:a>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8.88">
            <text:p>38.8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7897.html">Bangalore</text:a></text:p>
          </table:table-cell>
          <table:table-cell office:value-type="date" office:date-value="2008-10-09">
            <text:p>10/09/08</text:p>
          </table:table-cell>
          <table:table-cell office:value-type="string">
            <text:p><text:a xlink:href="http://stats.cricinfo.com/ci/engine/match/345669.html">Test # 1887</text:a>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6">
            <text:p>186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9.27">
            <text:p>79.27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2008-10-17">
            <text:p>10/17/08</text:p>
          </table:table-cell>
          <table:table-cell office:value-type="string">
            <text:p><text:a xlink:href="http://stats.cricinfo.com/ci/engine/match/345670.html">Test # 1889</text:a></text:p>
          </table:table-cell>
        </table:table-row>
        <table:table-row table:style-name="ro1">
          <table:table-cell office:value-type="string">
            <text:p>10*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office:value-type="string">
            <text:p>not ou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2008-10-17">
            <text:p>10/17/08</text:p>
          </table:table-cell>
          <table:table-cell office:value-type="string">
            <text:p><text:a xlink:href="http://stats.cricinfo.com/ci/engine/match/345670.html">Test # 1889</text:a>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8">
            <text:p>188</text:p>
          </table:table-cell>
          <table:table-cell office:value-type="float" office:value="126">
            <text:p>12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3.96">
            <text:p>53.9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office:value-type="date" office:date-value="2008-10-29">
            <text:p>10/29/08</text:p>
          </table:table-cell>
          <table:table-cell office:value-type="string">
            <text:p><text:a xlink:href="http://stats.cricinfo.com/ci/engine/match/345671.html">Test # 1891</text:a>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59">
            <text:p>159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9.16">
            <text:p>39.16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58040.html">Delhi</text:a></text:p>
          </table:table-cell>
          <table:table-cell office:value-type="date" office:date-value="2008-10-29">
            <text:p>10/29/08</text:p>
          </table:table-cell>
          <table:table-cell office:value-type="string">
            <text:p><text:a xlink:href="http://stats.cricinfo.com/ci/engine/match/345671.html">Test # 1891</text:a>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74">
            <text:p>274</text:p>
          </table:table-cell>
          <table:table-cell office:value-type="float" office:value="188">
            <text:p>18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7.97">
            <text:p>57.97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375326.html">Nagpur</text:a></text:p>
          </table:table-cell>
          <table:table-cell office:value-type="date" office:date-value="2008-11-06">
            <text:p>11/06/08</text:p>
          </table:table-cell>
          <table:table-cell office:value-type="string">
            <text:p><text:a xlink:href="http://stats.cricinfo.com/ci/engine/match/345672.html">Test # 1892</text:a>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81">
            <text:p>21.81</text:p>
          </table:table-cell>
          <table:table-cell office:value-type="float" office:value="4">
            <text:p>4</text:p>
          </table:table-cell>
          <table:table-cell office:value-type="string">
            <text:p>run ou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.html">Australia</text:a></text:p>
          </table:table-cell>
          <table:table-cell office:value-type="string">
            <text:p><text:a xlink:href="http://stats.cricinfo.com/ci/content/ground/375326.html">Nagpur</text:a></text:p>
          </table:table-cell>
          <table:table-cell office:value-type="date" office:date-value="2008-11-06">
            <text:p>11/06/08</text:p>
          </table:table-cell>
          <table:table-cell office:value-type="string">
            <text:p><text:a xlink:href="http://stats.cricinfo.com/ci/engine/match/345672.html">Test # 1892</text:a>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7.08">
            <text:p>77.08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office:value-type="date" office:date-value="2008-12-11">
            <text:p>12/11/08</text:p>
          </table:table-cell>
          <table:table-cell office:value-type="string">
            <text:p><text:a xlink:href="http://stats.cricinfo.com/ci/engine/match/361050.html">Test # 1898</text:a></text:p>
          </table:table-cell>
        </table:table-row>
        <table:table-row table:style-name="ro1">
          <table:table-cell office:value-type="string">
            <text:p>103*</text:p>
          </table:table-cell>
          <table:table-cell office:value-type="float" office:value="317">
            <text:p>317</text:p>
          </table:table-cell>
          <table:table-cell office:value-type="float" office:value="196">
            <text:p>19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2.55">
            <text:p>52.55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8008.html">Chennai</text:a></text:p>
          </table:table-cell>
          <table:table-cell office:value-type="date" office:date-value="2008-12-11">
            <text:p>12/11/08</text:p>
          </table:table-cell>
          <table:table-cell office:value-type="string">
            <text:p><text:a xlink:href="http://stats.cricinfo.com/ci/engine/match/361050.html">Test # 1898</text:a>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.3">
            <text:p>42.3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2008-12-19">
            <text:p>12/19/08</text:p>
          </table:table-cell>
          <table:table-cell office:value-type="string">
            <text:p><text:a xlink:href="http://stats.cricinfo.com/ci/engine/match/361051.html">Test # 1901</text:a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72">
            <text:p>22.72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1.html">England</text:a></text:p>
          </table:table-cell>
          <table:table-cell office:value-type="string">
            <text:p><text:a xlink:href="http://stats.cricinfo.com/ci/content/ground/57991.html">Mohali</text:a></text:p>
          </table:table-cell>
          <table:table-cell office:value-type="date" office:date-value="2008-12-19">
            <text:p>12/19/08</text:p>
          </table:table-cell>
          <table:table-cell office:value-type="string">
            <text:p><text:a xlink:href="http://stats.cricinfo.com/ci/engine/match/361051.html">Test # 1901</text:a>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397">
            <text:p>397</text:p>
          </table:table-cell>
          <table:table-cell office:value-type="float" office:value="260">
            <text:p>26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1.53">
            <text:p>61.53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31.html">Hamilton</text:a></text:p>
          </table:table-cell>
          <table:table-cell office:value-type="date" office:date-value="2009-03-18">
            <text:p>03/18/09</text:p>
          </table:table-cell>
          <table:table-cell office:value-type="string">
            <text:p><text:a xlink:href="http://stats.cricinfo.com/ci/engine/match/366628.html">Test # 1915</text:a></text:p>
          </table:table-cell>
        </table:table-row>
        <table:table-row table:style-name="ro2">
          <table:table-cell office:value-type="string">
            <text:p>DNB</text:p>
          </table:table-cell>
          <table:table-cell table:number-columns-repeated="7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31.html">Hamilton</text:a></text:p>
          </table:table-cell>
          <table:table-cell office:value-type="date" office:date-value="2009-03-18">
            <text:p>03/18/09</text:p>
          </table:table-cell>
          <table:table-cell office:value-type="string">
            <text:p><text:a xlink:href="http://stats.cricinfo.com/ci/engine/match/366628.html">Test # 1915</text:a>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5.38">
            <text:p>75.38</text:p>
          </table:table-cell>
          <table:table-cell office:value-type="float" office:value="5">
            <text:p>5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57.html">Napier</text:a></text:p>
          </table:table-cell>
          <table:table-cell office:value-type="date" office:date-value="2009-03-26">
            <text:p>03/26/09</text:p>
          </table:table-cell>
          <table:table-cell office:value-type="string">
            <text:p><text:a xlink:href="http://stats.cricinfo.com/ci/engine/match/386496.html">Test # 1917</text:a>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67">
            <text:p>167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8.85">
            <text:p>48.85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57.html">Napier</text:a></text:p>
          </table:table-cell>
          <table:table-cell office:value-type="date" office:date-value="2009-03-26">
            <text:p>03/26/09</text:p>
          </table:table-cell>
          <table:table-cell office:value-type="string">
            <text:p><text:a xlink:href="http://stats.cricinfo.com/ci/engine/match/386496.html">Test # 1917</text:a>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2.94">
            <text:p>72.94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95.html">Wellington</text:a></text:p>
          </table:table-cell>
          <table:table-cell office:value-type="date" office:date-value="2009-04-03">
            <text:p>04/03/09</text:p>
          </table:table-cell>
          <table:table-cell office:value-type="string">
            <text:p><text:a xlink:href="http://stats.cricinfo.com/ci/engine/match/366629.html">Test # 1918</text:a>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5.html">New Zealand</text:a></text:p>
          </table:table-cell>
          <table:table-cell office:value-type="string">
            <text:p><text:a xlink:href="http://stats.cricinfo.com/ci/content/ground/58895.html">Wellington</text:a></text:p>
          </table:table-cell>
          <table:table-cell office:value-type="date" office:date-value="2009-04-03">
            <text:p>04/03/09</text:p>
          </table:table-cell>
          <table:table-cell office:value-type="string">
            <text:p><text:a xlink:href="http://stats.cricinfo.com/ci/engine/match/366629.html">Test # 1918</text:a>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3.33">
            <text:p>133.33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office:value-type="date" office:date-value="2009-11-16">
            <text:p>11/16/09</text:p>
          </table:table-cell>
          <table:table-cell office:value-type="string">
            <text:p><text:a xlink:href="http://stats.cricinfo.com/ci/engine/match/430881.html">Test # 1933</text:a></text:p>
          </table:table-cell>
        </table:table-row>
        <table:table-row table:style-name="ro1">
          <table:table-cell office:value-type="string">
            <text:p>100*</text:p>
          </table:table-cell>
          <table:table-cell office:value-type="float" office:value="298">
            <text:p>298</text:p>
          </table:table-cell>
          <table:table-cell office:value-type="float" office:value="211">
            <text:p>21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7.39">
            <text:p>47.39</text:p>
          </table:table-cell>
          <table:table-cell office:value-type="float" office:value="5">
            <text:p>5</text:p>
          </table:table-cell>
          <table:table-cell office:value-type="string">
            <text:p>not out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7851.html">Ahmedabad</text:a></text:p>
          </table:table-cell>
          <table:table-cell office:value-type="date" office:date-value="2009-11-16">
            <text:p>11/16/09</text:p>
          </table:table-cell>
          <table:table-cell office:value-type="string">
            <text:p><text:a xlink:href="http://stats.cricinfo.com/ci/engine/match/430881.html">Test # 1933</text:a>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.95">
            <text:p>43.95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8204.html">Kanpur</text:a></text:p>
          </table:table-cell>
          <table:table-cell office:value-type="date" office:date-value="2009-11-24">
            <text:p>11/24/09</text:p>
          </table:table-cell>
          <table:table-cell office:value-type="string">
            <text:p><text:a xlink:href="http://stats.cricinfo.com/ci/engine/match/430882.html">Test # 1935</text:a>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9">
            <text:p>139</text:p>
          </table:table-cell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1.45">
            <text:p>51.45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8317.html">Mumbai (BS)</text:a></text:p>
          </table:table-cell>
          <table:table-cell office:value-type="date" office:date-value="2009-12-02">
            <text:p>12/02/09</text:p>
          </table:table-cell>
          <table:table-cell office:value-type="string">
            <text:p><text:a xlink:href="http://stats.cricinfo.com/ci/engine/match/430883.html">Test # 1937</text:a></text:p>
          </table:table-cell>
        </table:table-row>
        <table:table-row table:style-name="ro1">
          <table:table-cell office:value-type="string">
            <text:p>105*</text:p>
          </table:table-cell>
          <table:table-cell office:value-type="float" office:value="246">
            <text:p>246</text:p>
          </table:table-cell>
          <table:table-cell office:value-type="float" office:value="166">
            <text:p>16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3.25">
            <text:p>63.25</text:p>
          </table:table-cell>
          <table:table-cell office:value-type="float" office:value="4">
            <text:p>4</text:p>
          </table:table-cell>
          <table:table-cell office:value-type="string">
            <text:p>not out</text:p>
          </table:table-cell>
          <table:table-cell office:value-type="float" office:value="1">
            <text:p>1</text:p>
          </table:table-cell>
          <table:table-cell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56658.html">Chittagong</text:a></text:p>
          </table:table-cell>
          <table:table-cell office:value-type="date" office:date-value="2010-01-17">
            <text:p>01/17/10</text:p>
          </table:table-cell>
          <table:table-cell office:value-type="string">
            <text:p><text:a xlink:href="http://stats.cricinfo.com/ci/engine/match/434256.html">Test # 1949</text:a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1.53">
            <text:p>61.53</text:p>
          </table:table-cell>
          <table:table-cell office:value-type="float" office:value="5">
            <text:p>5</text:p>
          </table:table-cell>
          <table:table-cell office:value-type="string">
            <text:p>lbw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56658.html">Chittagong</text:a></text:p>
          </table:table-cell>
          <table:table-cell office:value-type="date" office:date-value="2010-01-17">
            <text:p>01/17/10</text:p>
          </table:table-cell>
          <table:table-cell office:value-type="string">
            <text:p><text:a xlink:href="http://stats.cricinfo.com/ci/engine/match/434256.html">Test # 1949</text:a>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59">
            <text:p>259</text:p>
          </table:table-cell>
          <table:table-cell office:value-type="float" office:value="182">
            <text:p>18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.57">
            <text:p>78.57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236761.html">Dhaka</text:a></text:p>
          </table:table-cell>
          <table:table-cell office:value-type="date" office:date-value="2010-01-24">
            <text:p>01/24/10</text:p>
          </table:table-cell>
          <table:table-cell office:value-type="string">
            <text:p><text:a xlink:href="http://stats.cricinfo.com/ci/engine/match/434257.html">Test # 1950</text:a></text:p>
          </table:table-cell>
        </table:table-row>
        <table:table-row table:style-name="ro1">
          <table:table-cell office:value-type="string">
            <text:p>DNB</text:p>
          </table:table-cell>
          <table:table-cell table:number-columns-repeated="7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25.html">Bangladesh</text:a></text:p>
          </table:table-cell>
          <table:table-cell office:value-type="string">
            <text:p><text:a xlink:href="http://stats.cricinfo.com/ci/content/ground/236761.html">Dhaka</text:a></text:p>
          </table:table-cell>
          <table:table-cell office:value-type="date" office:date-value="2010-01-24">
            <text:p>01/24/10</text:p>
          </table:table-cell>
          <table:table-cell office:value-type="string">
            <text:p><text:a xlink:href="http://stats.cricinfo.com/ci/engine/match/434257.html">Test # 1950</text:a>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.75">
            <text:p>43.75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375326.html">Nagpur</text:a></text:p>
          </table:table-cell>
          <table:table-cell office:value-type="date" office:date-value="2010-02-06">
            <text:p>02/06/10</text:p>
          </table:table-cell>
          <table:table-cell office:value-type="string">
            <text:p><text:a xlink:href="http://stats.cricinfo.com/ci/engine/match/441825.html">Test # 1951</text:a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5">
            <text:p>275</text:p>
          </table:table-cell>
          <table:table-cell office:value-type="float" office:value="179">
            <text:p>17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5.86">
            <text:p>55.86</text:p>
          </table:table-cell>
          <table:table-cell office:value-type="float" office:value="4">
            <text:p>4</text:p>
          </table:table-cell>
          <table:table-cell office:value-type="string">
            <text:p>bowled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375326.html">Nagpur</text:a></text:p>
          </table:table-cell>
          <table:table-cell office:value-type="date" office:date-value="2010-02-06">
            <text:p>02/06/10</text:p>
          </table:table-cell>
          <table:table-cell office:value-type="string">
            <text:p><text:a xlink:href="http://stats.cricinfo.com/ci/engine/match/441825.html">Test # 1951</text:a>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66">
            <text:p>266</text:p>
          </table:table-cell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1.45">
            <text:p>51.45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3.html">South Africa</text:a></text:p>
          </table:table-cell>
          <table:table-cell office:value-type="string">
            <text:p><text:a xlink:href="http://stats.cricinfo.com/ci/content/ground/57980.html">Kolkata</text:a></text:p>
          </table:table-cell>
          <table:table-cell office:value-type="date" office:date-value="2010-02-14">
            <text:p>02/14/10</text:p>
          </table:table-cell>
          <table:table-cell office:value-type="string">
            <text:p><text:a xlink:href="http://stats.cricinfo.com/ci/engine/match/441826.html">Test # 1952</text:a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.09">
            <text:p>38.09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25.html">Galle</text:a></text:p>
          </table:table-cell>
          <table:table-cell office:value-type="date" office:date-value="2010-07-18">
            <text:p>07/18/10</text:p>
          </table:table-cell>
          <table:table-cell office:value-type="string">
            <text:p><text:a xlink:href="http://stats.cricinfo.com/ci/engine/match/456669.html">Test # 1964</text:a>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142">
            <text:p>14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9.15">
            <text:p>59.15</text:p>
          </table:table-cell>
          <table:table-cell office:value-type="float" office:value="4">
            <text:p>4</text:p>
          </table:table-cell>
          <table:table-cell office:value-type="string">
            <text:p>lbw</text:p>
          </table:table-cell>
          <table:table-cell office:value-type="float" office:value="3">
            <text:p>3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25.html">Galle</text:a></text:p>
          </table:table-cell>
          <table:table-cell office:value-type="date" office:date-value="2010-07-18">
            <text:p>07/18/10</text:p>
          </table:table-cell>
          <table:table-cell office:value-type="string">
            <text:p><text:a xlink:href="http://stats.cricinfo.com/ci/engine/match/456669.html">Test # 1964</text:a>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516">
            <text:p>516</text:p>
          </table:table-cell>
          <table:table-cell office:value-type="float" office:value="347">
            <text:p>34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8.5">
            <text:p>58.5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8.html">Colombo (SSC)</text:a></text:p>
          </table:table-cell>
          <table:table-cell office:value-type="date" office:date-value="2010-07-26">
            <text:p>07/26/10</text:p>
          </table:table-cell>
          <table:table-cell office:value-type="string">
            <text:p><text:a xlink:href="http://stats.cricinfo.com/ci/engine/match/456670.html">Test # 1966</text:a>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6.94">
            <text:p>56.94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2">
            <text:p>2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3.html">Colombo (PSS)</text:a></text:p>
          </table:table-cell>
          <table:table-cell office:value-type="date" office:date-value="2010-08-03">
            <text:p>08/03/10</text:p>
          </table:table-cell>
          <table:table-cell office:value-type="string">
            <text:p><text:a xlink:href="http://stats.cricinfo.com/ci/engine/match/456671.html">Test # 1968</text:a>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6">
            <text:p>186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4.26">
            <text:p>44.26</text:p>
          </table:table-cell>
          <table:table-cell office:value-type="float" office:value="4">
            <text:p>4</text:p>
          </table:table-cell>
          <table:table-cell office:value-type="string">
            <text:p>caught</text:p>
          </table:table-cell>
          <table:table-cell office:value-type="float" office:value="4">
            <text:p>4</text:p>
          </table:table-cell>
          <table:table-cell office:value-type="string">
            <text:p>v <text:a xlink:href="http://stats.cricinfo.com/ci/content/team/8.html">Sri Lanka</text:a></text:p>
          </table:table-cell>
          <table:table-cell office:value-type="string">
            <text:p><text:a xlink:href="http://stats.cricinfo.com/ci/content/ground/59303.html">Colombo (PSS)</text:a></text:p>
          </table:table-cell>
          <table:table-cell office:value-type="date" office:date-value="2010-08-03">
            <text:p>08/03/10</text:p>
          </table:table-cell>
          <table:table-cell office:value-type="string">
            <text:p><text:a xlink:href="http://stats.cricinfo.com/ci/engine/match/456671.html">Test # 1968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6">08/16/2010</text:date>, <text:time>22:3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bhijit </meta:initial-creator>
    <meta:creation-date>2010-08-16T22:36:45</meta:creation-date>
    <dc:date>2010-08-16T22:38:34</dc:date>
    <dc:creator>abhijit </dc:creator>
    <meta:editing-duration>PT00H01M49S</meta:editing-duration>
    <meta:editing-cycles>1</meta:editing-cycles>
    <meta:document-statistic meta:table-count="3" meta:cell-count="3809" meta:object-count="1"/>
    <meta:generator>OpenOffice.org/3.2$Unix OpenOffice.org_project/320m12$Build-9483</meta:generator>
  </office:meta>
</office:document-meta>
</file>